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5.39cm" fo:margin-left="-0.3cm" fo:margin-top="0cm" fo:margin-bottom="0cm" table:align="left" style:writing-mode="page"/>
    </style:style>
    <style:style style:name="Tabla1.A" style:family="table-column">
      <style:table-column-properties style:column-width="3.041cm"/>
    </style:style>
    <style:style style:name="Tabla1.B" style:family="table-column">
      <style:table-column-properties style:column-width="3.418cm"/>
    </style:style>
    <style:style style:name="Tabla1.C" style:family="table-column">
      <style:table-column-properties style:column-width="4.147cm"/>
    </style:style>
    <style:style style:name="Tabla1.D" style:family="table-column">
      <style:table-column-properties style:column-width="4.784cm"/>
    </style:style>
    <style:style style:name="Tabla1.1" style:family="table-row">
      <style:table-row-properties fo:keep-together="auto"/>
    </style:style>
    <style:style style:name="Tabla1.A1" style:family="table-cell">
      <style:table-cell-properties style:vertical-align="middle" fo:padding="0.176cm" fo:border="0.5pt solid #000000"/>
    </style:style>
    <style:style style:name="Tabla2" style:family="table">
      <style:table-properties style:width="17.253cm" fo:margin-left="0cm" fo:margin-top="0cm" fo:margin-bottom="0cm" table:align="left" style:writing-mode="page"/>
    </style:style>
    <style:style style:name="Tabla2.A" style:family="table-column">
      <style:table-column-properties style:column-width="2.829cm"/>
    </style:style>
    <style:style style:name="Tabla2.B" style:family="table-column">
      <style:table-column-properties style:column-width="3.201cm"/>
    </style:style>
    <style:style style:name="Tabla2.C" style:family="table-column">
      <style:table-column-properties style:column-width="3.205cm"/>
    </style:style>
    <style:style style:name="Tabla2.D" style:family="table-column">
      <style:table-column-properties style:column-width="3.694cm"/>
    </style:style>
    <style:style style:name="Tabla2.E" style:family="table-column">
      <style:table-column-properties style:column-width="4.323cm"/>
    </style:style>
    <style:style style:name="Tabla2.1" style:family="table-row">
      <style:table-row-properties fo:keep-together="auto"/>
    </style:style>
    <style:style style:name="Tabla2.A1" style:family="table-cell">
      <style:table-cell-properties style:vertical-align="middle" fo:padding="0.176cm" fo:border="0.5pt solid #000000"/>
    </style:style>
    <style:style style:name="Tabla3" style:family="table">
      <style:table-properties style:width="17.242cm" fo:margin-left="0cm" fo:margin-top="0cm" fo:margin-bottom="0cm" table:align="left" style:writing-mode="page"/>
    </style:style>
    <style:style style:name="Tabla3.A" style:family="table-column">
      <style:table-column-properties style:column-width="3.605cm"/>
    </style:style>
    <style:style style:name="Tabla3.B" style:family="table-column">
      <style:table-column-properties style:column-width="13.637cm"/>
    </style:style>
    <style:style style:name="Tabla3.1" style:family="table-row">
      <style:table-row-properties fo:keep-together="auto"/>
    </style:style>
    <style:style style:name="Tabla3.A1" style:family="table-cell">
      <style:table-cell-properties style:vertical-align="middle" fo:padding="0.176cm" fo:border-left="0.5pt solid #000000" fo:border-right="none" fo:border-top="0.5pt solid #000000" fo:border-bottom="0.5pt solid #000000"/>
    </style:style>
    <style:style style:name="Tabla3.B1" style:family="table-cell">
      <style:table-cell-properties style:vertical-align="middle" fo:padding="0.176cm" fo:border="0.5pt solid #000000"/>
    </style:style>
    <style:style style:name="Tabla3.A2" style:family="table-cell">
      <style:table-cell-properties style:vertical-align="middle" fo:padding="0.176cm" fo:border-left="0.5pt solid #000000" fo:border-right="none" fo:border-top="none" fo:border-bottom="0.5pt solid #000000"/>
    </style:style>
    <style:style style:name="Tabla3.B2" style:family="table-cell">
      <style:table-cell-properties style:vertical-align="middle" fo:padding="0.176cm" fo:border-left="0.5pt solid #000000" fo:border-right="0.5pt solid #000000" fo:border-top="none" fo:border-bottom="0.5pt solid #000000"/>
    </style:style>
    <style:style style:name="Tabla8" style:family="table">
      <style:table-properties style:width="17.251cm" fo:margin-top="0cm" fo:margin-bottom="0cm" table:align="left" style:writing-mode="page"/>
    </style:style>
    <style:style style:name="Tabla8.A" style:family="table-column">
      <style:table-column-properties style:column-width="3.704cm"/>
    </style:style>
    <style:style style:name="Tabla8.B" style:family="table-column">
      <style:table-column-properties style:column-width="4.286cm"/>
    </style:style>
    <style:style style:name="Tabla8.C" style:family="table-column">
      <style:table-column-properties style:column-width="4.203cm"/>
    </style:style>
    <style:style style:name="Tabla8.D" style:family="table-column">
      <style:table-column-properties style:column-width="5.057cm"/>
    </style:style>
    <style:style style:name="Tabla8.1" style:family="table-row">
      <style:table-row-properties fo:keep-together="auto"/>
    </style:style>
    <style:style style:name="Tabla8.A1" style:family="table-cell">
      <style:table-cell-properties style:vertical-align="middle" fo:padding-left="0.318cm" fo:padding-right="0.318cm" fo:padding-top="0.212cm" fo:padding-bottom="0.212cm" fo:border="0.25pt solid #000000"/>
    </style:style>
    <style:style style:name="Tabla4" style:family="table">
      <style:table-properties style:width="17.253cm" table:align="left"/>
    </style:style>
    <style:style style:name="Tabla4.A" style:family="table-column">
      <style:table-column-properties style:column-width="3.03cm"/>
    </style:style>
    <style:style style:name="Tabla4.B" style:family="table-column">
      <style:table-column-properties style:column-width="2.212cm"/>
    </style:style>
    <style:style style:name="Tabla4.C" style:family="table-column">
      <style:table-column-properties style:column-width="4.851cm"/>
    </style:style>
    <style:style style:name="Tabla4.D" style:family="table-column">
      <style:table-column-properties style:column-width="7.16cm"/>
    </style:style>
    <style:style style:name="Tabla4.A1" style:family="table-cell">
      <style:table-cell-properties style:vertical-align="middle" fo:padding="0.049cm" fo:border="none"/>
    </style:style>
    <style:style style:name="Tabla5" style:family="table">
      <style:table-properties style:width="17.253cm" table:align="left"/>
    </style:style>
    <style:style style:name="Tabla5.A" style:family="table-column">
      <style:table-column-properties style:column-width="3.806cm"/>
    </style:style>
    <style:style style:name="Tabla5.B" style:family="table-column">
      <style:table-column-properties style:column-width="1.547cm"/>
    </style:style>
    <style:style style:name="Tabla5.C" style:family="table-column">
      <style:table-column-properties style:column-width="2.043cm"/>
    </style:style>
    <style:style style:name="Tabla5.D" style:family="table-column">
      <style:table-column-properties style:column-width="2.584cm"/>
    </style:style>
    <style:style style:name="Tabla5.E" style:family="table-column">
      <style:table-column-properties style:column-width="7.273cm"/>
    </style:style>
    <style:style style:name="Tabla5.A1" style:family="table-cell">
      <style:table-cell-properties style:vertical-align="middle" fo:padding="0.049cm" fo:border="none"/>
    </style:style>
    <style:style style:name="Tabla6" style:family="table" style:master-page-name="">
      <style:table-properties style:width="17.253cm" style:page-number="auto" fo:break-before="auto" fo:break-after="auto" table:align="left" fo:background-color="transparent" style:shadow="none" fo:keep-with-next="auto" style:may-break-between-rows="true" style:writing-mode="lr-tb">
        <style:background-image/>
      </style:table-properties>
    </style:style>
    <style:style style:name="Tabla6.A" style:family="table-column">
      <style:table-column-properties style:column-width="2.91cm"/>
    </style:style>
    <style:style style:name="Tabla6.B" style:family="table-column">
      <style:table-column-properties style:column-width="1.639cm"/>
    </style:style>
    <style:style style:name="Tabla6.C" style:family="table-column">
      <style:table-column-properties style:column-width="2.459cm"/>
    </style:style>
    <style:style style:name="Tabla6.D" style:family="table-column">
      <style:table-column-properties style:column-width="2.669cm"/>
    </style:style>
    <style:style style:name="Tabla6.E" style:family="table-column">
      <style:table-column-properties style:column-width="7.576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transparent" fo:padding="0.049cm" fo:border="none" style:writing-mode="lr-tb">
        <style:background-image/>
      </style:table-cell-properties>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style:font-name="Candara2"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1" style:family="paragraph" style:parent-style-name="Standard" style:master-page-name="Converted3">
      <style:paragraph-properties fo:margin-left="0.004cm" fo:margin-right="0cm" fo:margin-top="0.289cm" fo:margin-bottom="0cm" style:contextual-spacing="false" fo:text-align="start" style:justify-single-word="false" fo:text-indent="0cm" style:auto-text-indent="false" style:page-number="auto" fo:break-before="page"/>
      <style:text-properties style:font-name="Candara2" officeooo:paragraph-rsid="0014dc30"/>
    </style:style>
    <style:style style:name="P12" style:family="paragraph" style:parent-style-name="Heading_20_1" style:list-style-name="WWNum5">
      <style:paragraph-properties fo:margin-left="0.404cm" fo:margin-right="0cm" fo:margin-top="0.212cm" fo:margin-bottom="0cm" style:contextual-spacing="false" fo:line-height="100%" fo:text-align="start" style:justify-single-word="false" fo:text-indent="-0.4cm" style:auto-text-indent="false">
        <style:tab-stops>
          <style:tab-stop style:position="0.404cm"/>
        </style:tab-stops>
      </style:paragraph-properties>
      <style:text-properties style:font-name="Candara2" officeooo:paragraph-rsid="0014dc30"/>
    </style:style>
    <style:style style:name="P13" style:family="paragraph" style:parent-style-name="List_20_Paragraph" style:list-style-name="WWNum5">
      <style:paragraph-properties fo:margin-left="0.347cm" fo:margin-right="0cm" fo:margin-top="0.33cm" fo:margin-bottom="0cm" style:contextual-spacing="false" fo:line-height="100%" fo:text-align="start" style:justify-single-word="false" fo:text-indent="-0.344cm" style:auto-text-indent="false">
        <style:tab-stops>
          <style:tab-stop style:position="0.347cm"/>
        </style:tab-stops>
      </style:paragraph-properties>
      <style:text-properties style:font-name="Candara2" officeooo:paragraph-rsid="0014dc30"/>
    </style:style>
    <style:style style:name="P14" style:family="paragraph" style:parent-style-name="List_20_Paragraph">
      <style:paragraph-properties fo:margin-left="0.347cm" fo:margin-right="0cm" fo:margin-top="0.33cm" fo:margin-bottom="0cm" style:contextual-spacing="false" fo:line-height="100%" fo:text-align="start" style:justify-single-word="false" fo:text-indent="0cm" style:auto-text-indent="false">
        <style:tab-stops>
          <style:tab-stop style:position="0.347cm"/>
        </style:tab-stops>
      </style:paragraph-properties>
      <style:text-properties style:font-name="Candara2" officeooo:paragraph-rsid="0014dc30"/>
    </style:style>
    <style:style style:name="P15"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59cm"/>
        </style:tab-stops>
      </style:paragraph-properties>
      <style:text-properties style:font-name="Candara2" officeooo:paragraph-rsid="0014dc30"/>
    </style:style>
    <style:style style:name="P16" style:family="paragraph" style:parent-style-name="List_20_Paragraph" style:list-style-name="WWNum8">
      <style:paragraph-properties fo:margin-left="0.639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7" style:family="paragraph" style:parent-style-name="List_20_Paragraph" style:list-style-name="WWNum8">
      <style:paragraph-properties fo:margin-left="1.274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8" style:family="paragraph" style:parent-style-name="List_20_Paragraph" style:list-style-name="WWNum5">
      <style:paragraph-properties fo:margin-left="0.406cm" fo:margin-right="0cm" fo:margin-top="0.249cm" fo:margin-bottom="0cm" style:contextual-spacing="false" fo:line-height="100%" fo:text-align="start" style:justify-single-word="false" fo:text-indent="-0.402cm" style:auto-text-indent="false">
        <style:tab-stops>
          <style:tab-stop style:position="0.406cm"/>
        </style:tab-stops>
      </style:paragraph-properties>
      <style:text-properties style:font-name="Candara2" officeooo:paragraph-rsid="0014dc30"/>
    </style:style>
    <style:style style:name="P19" style:family="paragraph" style:parent-style-name="Standard">
      <style:paragraph-properties fo:margin-left="0.406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0"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0.406cm"/>
        </style:tab-stops>
      </style:paragraph-properties>
      <style:text-properties style:font-name="Candara2" officeooo:paragraph-rsid="0014dc30"/>
    </style:style>
    <style:style style:name="P21" style:family="paragraph" style:parent-style-name="Table_20_Contents">
      <style:paragraph-properties fo:margin-left="0cm" fo:margin-right="0cm" fo:text-indent="0cm" style:auto-text-indent="false"/>
      <style:text-properties style:font-name="Candara2" officeooo:paragraph-rsid="0014dc30"/>
    </style:style>
    <style:style style:name="P22" style:family="paragraph" style:parent-style-name="List_20_Paragraph">
      <style:paragraph-properties fo:margin-left="0.004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3" style:family="paragraph" style:parent-style-name="List_20_Paragraph" style:list-style-name="WWNum5">
      <style:paragraph-properties fo:margin-left="0.425cm" fo:margin-right="0cm" fo:margin-top="0.319cm" fo:margin-bottom="0cm" style:contextual-spacing="false" fo:line-height="100%" fo:text-align="start" style:justify-single-word="false" fo:text-indent="-0.422cm" style:auto-text-indent="false">
        <style:tab-stops>
          <style:tab-stop style:position="0.425cm"/>
        </style:tab-stops>
      </style:paragraph-properties>
      <style:text-properties style:font-name="Candara2" officeooo:paragraph-rsid="0014dc30"/>
    </style:style>
    <style:style style:name="P24" style:family="paragraph" style:parent-style-name="Text_20_body">
      <style:paragraph-properties fo:margin-left="0.004cm" fo:margin-right="0cm" fo:margin-top="0.319cm" fo:margin-bottom="0cm" style:contextual-spacing="false" fo:line-height="100%" fo:text-align="start" style:justify-single-word="false" fo:text-indent="0cm" style:auto-text-indent="false">
        <style:tab-stops>
          <style:tab-stop style:position="0.425cm"/>
        </style:tab-stops>
      </style:paragraph-properties>
      <style:text-properties style:font-name="Candara2" officeooo:paragraph-rsid="0014dc30"/>
    </style:style>
    <style:style style:name="P25" style:family="paragraph" style:parent-style-name="Text_20_body" style:list-style-name="WWNum9">
      <style:paragraph-properties fo:margin-left="1.251cm" fo:margin-right="0cm" fo:margin-top="0.353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6" style:family="paragraph" style:parent-style-name="Text_20_body" style:list-style-name="WWNum9">
      <style:paragraph-properties fo:margin-left="1.251cm" fo:margin-right="0cm" fo:margin-top="0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7" style:family="paragraph" style:parent-style-name="List_20_Paragraph" style:list-style-name="WWNum5">
      <style:paragraph-properties fo:margin-left="0.407cm" fo:margin-right="0cm" fo:margin-top="0.319cm" fo:margin-bottom="0cm" style:contextual-spacing="false" fo:line-height="100%" fo:text-align="start" style:justify-single-word="false" fo:text-indent="-0.404cm" style:auto-text-indent="false">
        <style:tab-stops>
          <style:tab-stop style:position="0.407cm"/>
        </style:tab-stops>
      </style:paragraph-properties>
      <style:text-properties style:font-name="Candara2" officeooo:paragraph-rsid="0014dc30"/>
    </style:style>
    <style:style style:name="P28" style:family="paragraph" style:parent-style-name="List_20_Paragraph" style:list-style-name="WWNum5">
      <style:paragraph-properties fo:margin-left="0.799cm" fo:margin-right="0.243cm" fo:margin-top="0.319cm" fo:margin-bottom="0cm" style:contextual-spacing="false" fo:line-height="114%" fo:text-align="justify" style:justify-single-word="false" fo:text-indent="0cm" style:auto-text-indent="false">
        <style:tab-stops>
          <style:tab-stop style:position="1.233cm"/>
        </style:tab-stops>
      </style:paragraph-properties>
      <style:text-properties style:font-name="Candara2" officeooo:paragraph-rsid="0014dc30"/>
    </style:style>
    <style:style style:name="P29" style:family="paragraph" style:parent-style-name="List_20_Paragraph">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officeooo:paragraph-rsid="0014dc30"/>
    </style:style>
    <style:style style:name="P30" style:family="paragraph" style:parent-style-name="Standard">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fo:font-size="12pt" officeooo:paragraph-rsid="0014dc30" style:font-size-asian="12pt"/>
    </style:style>
    <style:style style:name="P31" style:family="paragraph" style:parent-style-name="Table_20_Contents">
      <style:paragraph-properties fo:margin-left="0cm" fo:margin-right="0cm" fo:margin-top="0.353cm" fo:margin-bottom="0cm" style:contextual-spacing="false" fo:line-height="179%" fo:text-align="center" style:justify-single-word="false" fo:text-indent="0cm" style:auto-text-indent="false" style:writing-mode="lr-tb">
        <style:tab-stops>
          <style:tab-stop style:position="1.233cm"/>
        </style:tab-stops>
      </style:paragraph-properties>
      <style:text-properties style:font-name="Candara2" officeooo:paragraph-rsid="0014dc30"/>
    </style:style>
    <style:style style:name="P32"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style:font-name="Candara2" officeooo:paragraph-rsid="0014dc30"/>
    </style:style>
    <style:style style:name="P33" style:family="paragraph" style:parent-style-name="Text_20_body">
      <style:paragraph-properties fo:line-height="114%">
        <style:tab-stops>
          <style:tab-stop style:position="1.233cm"/>
        </style:tab-stops>
      </style:paragraph-properties>
      <style:text-properties style:font-name="Candara2" officeooo:paragraph-rsid="0014dc30"/>
    </style:style>
    <style:style style:name="P34" style:family="paragraph" style:parent-style-name="Text_20_body">
      <style:paragraph-properties fo:line-height="114%">
        <style:tab-stops>
          <style:tab-stop style:position="1.233cm"/>
        </style:tab-stops>
      </style:paragraph-properties>
      <style:text-properties style:font-name="Candara2" fo:font-weight="normal" officeooo:paragraph-rsid="0014dc30" style:font-weight-asian="normal"/>
    </style:style>
    <style:style style:name="P35"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officeooo:paragraph-rsid="0014dc30"/>
    </style:style>
    <style:style style:name="P36" style:family="paragraph" style:parent-style-name="List_20_Paragraph" style:list-style-name="WWNum5">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7" style:family="paragraph" style:parent-style-name="List_20_Paragraph">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8" style:family="paragraph" style:parent-style-name="Text_20_body" style:list-style-name="WWNum10">
      <style:paragraph-properties fo:margin-left="2.069cm" fo:margin-right="0cm" fo:margin-top="0.247cm" fo:margin-bottom="0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39" style:family="paragraph" style:parent-style-name="Text_20_body" style:list-style-name="WWNum10">
      <style:paragraph-properties fo:margin-left="2.069cm" fo:margin-right="0cm" fo:margin-top="0.247cm" fo:margin-bottom="0.499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40" style:family="paragraph" style:parent-style-name="List_20_Paragraph" style:list-style-name="WWNum5">
      <style:paragraph-properties fo:margin-left="0.43cm" fo:margin-right="0cm" fo:margin-top="0.247cm" fo:margin-bottom="0cm" style:contextual-spacing="false" fo:line-height="100%" fo:text-align="justify" style:justify-single-word="false" fo:text-indent="-0.427cm" style:auto-text-indent="false">
        <style:tab-stops>
          <style:tab-stop style:position="0.43cm"/>
        </style:tab-stops>
      </style:paragraph-properties>
      <style:text-properties style:font-name="Candara2" officeooo:paragraph-rsid="0014dc30"/>
    </style:style>
    <style:style style:name="P41" style:family="paragraph" style:parent-style-name="List_20_Paragraph" style:list-style-name="WWNum11">
      <style:paragraph-properties fo:margin-left="1.274cm" fo:margin-right="0cm" fo:margin-top="0.247cm" fo:margin-bottom="0cm" style:contextual-spacing="false" fo:line-height="100%" fo:text-align="justify" style:justify-single-word="false" fo:text-indent="-0.635cm" style:auto-text-indent="false">
        <style:tab-stops>
          <style:tab-stop style:position="0.43cm"/>
        </style:tab-stops>
      </style:paragraph-properties>
      <style:text-properties style:font-name="Candara2" officeooo:paragraph-rsid="0014dc30"/>
    </style:style>
    <style:style style:name="P42" style:family="paragraph" style:parent-style-name="List_20_Paragraph" style:list-style-name="WWNum5">
      <style:paragraph-properties fo:margin-left="0.397cm" fo:margin-right="0cm" fo:margin-top="0.319cm" fo:margin-bottom="0cm" style:contextual-spacing="false" fo:line-height="100%" fo:text-align="justify" style:justify-single-word="false" fo:text-indent="-0.393cm" style:auto-text-indent="false">
        <style:tab-stops>
          <style:tab-stop style:position="0.397cm"/>
        </style:tab-stops>
      </style:paragraph-properties>
      <style:text-properties style:font-name="Candara2" officeooo:paragraph-rsid="0014dc30"/>
    </style:style>
    <style:style style:name="P43" style:family="paragraph" style:parent-style-name="List_20_Paragraph">
      <style:paragraph-properties fo:margin-left="0.397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4" style:family="paragraph" style:parent-style-name="Text_20_body">
      <style:paragraph-properties fo:margin-left="0.004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5" style:family="paragraph" style:parent-style-name="Text_20_body" style:list-style-name="WWNum12">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6" style:family="paragraph" style:parent-style-name="Text_20_body">
      <style:paragraph-properties fo:margin-left="0cm" fo:margin-right="0cm" fo:margin-top="0.319cm" fo:margin-bottom="0.499cm" style:contextual-spacing="false"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7" style:family="paragraph" style:parent-style-name="Text_20_body" style:list-style-name="WWNum13">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8" style:family="paragraph" style:parent-style-name="Text_20_body" style:list-style-name="WWNum14">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9"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officeooo:paragraph-rsid="0014dc30"/>
    </style:style>
    <style:style style:name="P50" style:family="paragraph" style:parent-style-name="List_20_Paragraph" style:list-style-name="WWNum5">
      <style:paragraph-properties fo:margin-left="0.004cm" fo:margin-right="0.243cm" fo:margin-top="0.319cm" fo:margin-bottom="0cm" style:contextual-spacing="false" fo:line-height="114%" fo:text-align="center" style:justify-single-word="false" fo:text-indent="0cm" style:auto-text-indent="false">
        <style:tab-stops>
          <style:tab-stop style:position="0.432cm"/>
        </style:tab-stops>
      </style:paragraph-properties>
      <style:text-properties style:font-name="Candara2" fo:font-size="12pt" officeooo:rsid="0016fac7" officeooo:paragraph-rsid="0016fac7" style:font-size-asian="12pt"/>
    </style:style>
    <style:style style:name="P51" style:family="paragraph" style:parent-style-name="Text_20_body" style:list-style-name="WWNum5">
      <style:paragraph-properties fo:margin-left="0.004cm" fo:margin-right="0cm" fo:line-height="114%" fo:text-align="justify" style:justify-single-word="false" fo:text-indent="0cm" style:auto-text-indent="false" style:writing-mode="lr-tb"/>
      <style:text-properties style:font-name="Candara2" officeooo:rsid="001b7fd9" officeooo:paragraph-rsid="0016fac7"/>
    </style:style>
    <style:style style:name="P52"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fo:font-size="12pt" officeooo:paragraph-rsid="0014dc30" style:font-size-asian="12pt"/>
    </style:style>
    <style:style style:name="P53"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officeooo:paragraph-rsid="0014dc30"/>
    </style:style>
    <style:style style:name="P54"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style:font-name="Candara2" officeooo:paragraph-rsid="0014dc30"/>
    </style:style>
    <style:style style:name="P55"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fo:font-size="12pt" officeooo:paragraph-rsid="0014dc30" style:font-size-asian="12pt"/>
    </style:style>
    <style:style style:name="P56"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10500a"/>
    </style:style>
    <style:style style:name="P57"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59"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10500a"/>
    </style:style>
    <style:style style:name="P60"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33746b" officeooo:paragraph-rsid="0033746b"/>
    </style:style>
    <style:style style:name="P61"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33c03f" officeooo:paragraph-rsid="0033c03f"/>
    </style:style>
    <style:style style:name="P62"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44f367"/>
    </style:style>
    <style:style style:name="P63"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2" fo:font-size="12pt" fo:font-weight="bold" officeooo:rsid="003719f8" officeooo:paragraph-rsid="0044f367" style:font-size-asian="12pt" style:font-weight-asian="bold" style:font-size-complex="12pt" style:font-weight-complex="bold"/>
    </style:style>
    <style:style style:name="P64" style:family="paragraph" style:parent-style-name="Text_20_body" style:list-style-name="L5">
      <style:paragraph-properties fo:margin-top="0cm" fo:margin-bottom="0.499cm" style:contextual-spacing="false" fo:line-height="114%" fo:text-align="justify" style:justify-single-word="false"/>
      <style:text-properties style:font-name="Candara2" officeooo:rsid="003719f8" officeooo:paragraph-rsid="004313b2"/>
    </style:style>
    <style:style style:name="P65" style:family="paragraph" style:parent-style-name="Heading_20_3">
      <style:paragraph-properties fo:margin-top="0cm" fo:margin-bottom="0.499cm" style:contextual-spacing="false" fo:line-height="114%" fo:text-align="justify" style:justify-single-word="false"/>
      <style:text-properties style:font-name="Candara2" fo:font-size="12pt" officeooo:rsid="003719f8" officeooo:paragraph-rsid="004313b2" style:font-size-asian="12pt" style:font-size-complex="12pt"/>
    </style:style>
    <style:style style:name="P66" style:family="paragraph" style:parent-style-name="Text_20_body" style:list-style-name="L6">
      <style:paragraph-properties fo:margin-top="0cm" fo:margin-bottom="0.499cm" style:contextual-spacing="false" fo:line-height="114%" fo:text-align="justify" style:justify-single-word="false"/>
      <style:text-properties officeooo:paragraph-rsid="004313b2"/>
    </style:style>
    <style:style style:name="P67" style:family="paragraph" style:parent-style-name="Text_20_body" style:list-style-name="L7">
      <style:paragraph-properties fo:margin-top="0cm" fo:margin-bottom="0.499cm" style:contextual-spacing="false" fo:line-height="114%" fo:text-align="justify" style:justify-single-word="false"/>
      <style:text-properties style:font-name="Candara2" fo:font-size="12pt" officeooo:rsid="0037295e" officeooo:paragraph-rsid="004313b2" style:font-size-asian="12pt" style:font-size-complex="12pt"/>
    </style:style>
    <style:style style:name="P68" style:family="paragraph" style:parent-style-name="Text_20_body" style:list-style-name="L7">
      <style:paragraph-properties fo:margin-top="0cm" fo:margin-bottom="0.499cm" style:contextual-spacing="false" fo:line-height="114%" fo:text-align="justify" style:justify-single-word="false"/>
      <style:text-properties style:font-name="Candara2" fo:font-size="12pt" officeooo:rsid="0038c0e4" officeooo:paragraph-rsid="004313b2" style:font-size-asian="12pt" style:font-size-complex="12pt"/>
    </style:style>
    <style:style style:name="P69" style:family="paragraph" style:parent-style-name="Text_20_body" style:list-style-name="L7">
      <style:paragraph-properties fo:margin-top="0cm" fo:margin-bottom="0.499cm" style:contextual-spacing="false" fo:line-height="114%" fo:text-align="justify" style:justify-single-word="false"/>
      <style:text-properties officeooo:paragraph-rsid="004313b2"/>
    </style:style>
    <style:style style:name="P70" style:family="paragraph" style:parent-style-name="Text_20_body" style:list-style-name="L8">
      <style:paragraph-properties fo:margin-top="0cm" fo:margin-bottom="0.499cm" style:contextual-spacing="false" fo:line-height="114%" fo:text-align="justify" style:justify-single-word="false"/>
      <style:text-properties style:font-name="Candara2" fo:font-size="12pt" officeooo:rsid="0039f6db" officeooo:paragraph-rsid="004313b2" style:font-size-asian="12pt" style:font-size-complex="12pt"/>
    </style:style>
    <style:style style:name="P71"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1b7fd9" officeooo:paragraph-rsid="0010500a"/>
    </style:style>
    <style:style style:name="P72"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paragraph-rsid="0010500a"/>
    </style:style>
    <style:style style:name="P73" style:family="paragraph" style:parent-style-name="Text_20_body">
      <style:paragraph-properties fo:line-height="114%" fo:text-align="justify" style:justify-single-word="false"/>
      <style:text-properties style:font-name="Candara2" officeooo:paragraph-rsid="002db4ca"/>
    </style:style>
    <style:style style:name="P74" style:family="paragraph" style:parent-style-name="Heading_20_3">
      <style:paragraph-properties fo:margin-top="0cm" fo:margin-bottom="0.247cm" style:contextual-spacing="false" fo:line-height="114%" fo:text-align="justify" style:justify-single-word="false"/>
      <style:text-properties style:font-name="Candara2" fo:font-size="12pt" officeooo:paragraph-rsid="002db4ca" style:font-size-asian="12pt" style:font-size-complex="12pt"/>
    </style:style>
    <style:style style:name="P75" style:family="paragraph" style:parent-style-name="Table_20_Contents">
      <style:text-properties style:font-name="Candara2" fo:font-weight="bold" officeooo:paragraph-rsid="002db4ca" style:font-weight-asian="bold" style:font-weight-complex="bold"/>
    </style:style>
    <style:style style:name="P76" style:family="paragraph" style:parent-style-name="Table_20_Contents">
      <style:text-properties style:font-name="Candara2" fo:font-weight="bold" officeooo:paragraph-rsid="002db4ca"/>
    </style:style>
    <style:style style:name="P77" style:family="paragraph" style:parent-style-name="Table_20_Contents">
      <style:text-properties style:font-name="Candara2" officeooo:paragraph-rsid="002db4ca"/>
    </style:style>
    <style:style style:name="P78" style:family="paragraph" style:parent-style-name="Text_20_body">
      <style:paragraph-properties fo:line-height="114%" fo:text-align="justify" style:justify-single-word="false"/>
      <style:text-properties style:font-name="Candara2" fo:font-weight="bold" officeooo:paragraph-rsid="002db4ca"/>
    </style:style>
    <style:style style:name="P79" style:family="paragraph" style:parent-style-name="Heading_20_3">
      <style:paragraph-properties fo:margin-top="0cm" fo:margin-bottom="0.247cm" style:contextual-spacing="false" fo:line-height="114%" fo:text-align="justify" style:justify-single-word="false" fo:keep-with-next="always"/>
      <style:text-properties style:font-name="Candara2" fo:font-size="12pt" officeooo:paragraph-rsid="002db4ca" style:font-size-asian="12pt" style:font-size-complex="12pt"/>
    </style:style>
    <style:style style:name="P80" style:family="paragraph" style:parent-style-name="Table_20_Contents">
      <style:text-properties style:font-name="Candara2" fo:font-weight="normal" officeooo:rsid="00257929" officeooo:paragraph-rsid="002db4ca" style:font-weight-asian="normal" style:font-weight-complex="normal"/>
    </style:style>
    <style:style style:name="P81" style:family="paragraph" style:parent-style-name="Text_20_body">
      <style:paragraph-properties fo:margin-top="0cm" fo:margin-bottom="0cm" style:contextual-spacing="false" fo:line-height="114%" fo:text-align="justify" style:justify-single-word="false"/>
      <style:text-properties style:font-name="Candara2" officeooo:paragraph-rsid="002db4ca"/>
    </style:style>
    <style:style style:name="P82" style:family="paragraph" style:parent-style-name="Horizontal_20_Line">
      <style:paragraph-properties fo:margin-top="0cm" fo:margin-bottom="0.247cm" style:contextual-spacing="false" fo:line-height="114%" fo:text-align="justify" style:justify-single-word="false"/>
      <style:text-properties style:font-name="Candara2" officeooo:paragraph-rsid="002db4ca"/>
    </style:style>
    <style:style style:name="P83" style:family="paragraph" style:parent-style-name="Text_20_body">
      <style:paragraph-properties fo:line-height="114%" fo:text-align="justify" style:justify-single-word="false"/>
      <style:text-properties style:font-name="Candara2" officeooo:rsid="00285307" officeooo:paragraph-rsid="002db4ca"/>
    </style:style>
    <style:style style:name="P84" style:family="paragraph" style:parent-style-name="Table_20_Contents">
      <style:text-properties officeooo:paragraph-rsid="002db4ca"/>
    </style:style>
    <style:style style:name="P8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2db4ca"/>
    </style:style>
    <style:style style:name="P8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87"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weight="normal" officeooo:rsid="001b7fd9" officeooo:paragraph-rsid="0010500a" style:font-weight-asian="normal" style:font-weight-complex="normal"/>
    </style:style>
    <style:style style:name="P88"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89" style:family="paragraph" style:parent-style-name="Text_20_body">
      <style:paragraph-properties fo:line-height="114%" fo:text-align="justify" style:justify-single-word="false"/>
      <style:text-properties style:font-name="DejaVu Sans" officeooo:rsid="001b7fd9" officeooo:paragraph-rsid="0010500a"/>
    </style:style>
    <style:style style:name="P90" style:family="paragraph" style:parent-style-name="Text_20_body">
      <style:paragraph-properties fo:margin-left="0.794cm" fo:margin-right="0cm" fo:line-height="114%" fo:text-align="justify" style:justify-single-word="false" fo:text-indent="0cm" style:auto-text-indent="false"/>
      <style:text-properties style:font-name="Candara1" officeooo:rsid="001b7fd9" officeooo:paragraph-rsid="0010500a"/>
    </style:style>
    <style:style style:name="P91" style:family="paragraph" style:parent-style-name="Text_20_body">
      <style:paragraph-properties fo:margin-left="1.588cm" fo:margin-right="0cm" fo:line-height="114%" fo:text-align="justify" style:justify-single-word="false" fo:text-indent="0cm" style:auto-text-indent="false"/>
      <style:text-properties style:font-name="Candara1" officeooo:rsid="001b7fd9" officeooo:paragraph-rsid="0010500a"/>
    </style:style>
    <style:style style:name="P92"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2" fo:font-size="12pt" officeooo:paragraph-rsid="0010dd9f" style:font-size-asian="12pt" style:font-size-complex="12pt"/>
    </style:style>
    <style:style style:name="P93"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94"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95"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96"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paragraph-rsid="0010dd9f"/>
    </style:style>
    <style:style style:name="P97" style:family="paragraph" style:parent-style-name="Table_20_Contents">
      <style:paragraph-properties fo:margin-left="0cm" fo:margin-right="0cm" fo:margin-top="0cm" fo:margin-bottom="0cm" style:contextual-spacing="false" fo:line-height="114%" fo:text-align="justify" style:justify-single-word="false" fo:text-indent="0cm" style:auto-text-indent="false"/>
      <style:text-properties officeooo:paragraph-rsid="0010dd9f"/>
    </style:style>
    <style:style style:name="P98"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paragraph-rsid="0010dd9f"/>
    </style:style>
    <style:style style:name="P99"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100"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paragraph-rsid="0010dd9f"/>
    </style:style>
    <style:style style:name="P101"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rsid="003719f8" officeooo:paragraph-rsid="0010dd9f" style:font-weight-asian="bold" style:font-weight-complex="bold"/>
    </style:style>
    <style:style style:name="P102" style:family="paragraph" style:parent-style-name="Heading_20_3">
      <style:paragraph-properties fo:margin-left="0cm" fo:margin-right="1cm" fo:margin-top="0cm" fo:margin-bottom="0.499cm" style:contextual-spacing="false" fo:line-height="114%" fo:text-align="justify" style:justify-single-word="false" fo:text-indent="0cm" style:auto-text-indent="false"/>
      <style:text-properties style:font-name="Candara2" fo:font-size="12pt" officeooo:rsid="0039f6db" officeooo:paragraph-rsid="003719f8" style:font-size-asian="12pt" style:font-size-complex="12pt"/>
    </style:style>
    <style:style style:name="P103"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rsid="003719f8" officeooo:paragraph-rsid="003719f8"/>
    </style:style>
    <style:style style:name="P104"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P105" style:family="paragraph">
      <loext:graphic-properties draw:fill="none"/>
      <style:paragraph-properties fo:text-align="start"/>
      <style:text-properties fo:color="#000000" loext:opacity="100%" fo:font-size="18pt"/>
    </style:style>
    <style:style style:name="P106"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P107"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P108"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P109"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T1" style:family="text">
      <style:text-properties officeooo:rsid="00277ab2"/>
    </style:style>
    <style:style style:name="T2" style:family="text">
      <style:text-properties fo:font-size="12pt" fo:font-weight="bold" style:font-size-asian="12pt" style:font-weight-asian="bold"/>
    </style:style>
    <style:style style:name="T3" style:family="text">
      <style:text-properties fo:font-size="12pt" fo:letter-spacing="-0.009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letter-spacing="-0.009cm"/>
    </style:style>
    <style:style style:name="T6" style:family="text">
      <style:text-properties fo:letter-spacing="-0.005cm"/>
    </style:style>
    <style:style style:name="T7" style:family="text">
      <style:text-properties fo:letter-spacing="-0.004cm"/>
    </style:style>
    <style:style style:name="T8" style:family="text">
      <style:text-properties fo:font-size="12pt"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4cm" style:font-size-asian="12pt"/>
    </style:style>
    <style:style style:name="T12" style:family="text">
      <style:text-properties fo:font-size="12pt" fo:letter-spacing="0.055cm" style:font-size-asian="12pt"/>
    </style:style>
    <style:style style:name="T13" style:family="text">
      <style:text-properties fo:font-size="12pt" fo:letter-spacing="0.056cm" style:font-size-asian="12pt"/>
    </style:style>
    <style:style style:name="T14" style:family="text">
      <style:text-properties fo:font-size="12pt" fo:letter-spacing="0.076cm" style:font-size-asian="12pt"/>
    </style:style>
    <style:style style:name="T15" style:family="text">
      <style:text-properties fo:font-size="12pt" fo:letter-spacing="0.007cm" style:font-size-asian="12pt"/>
    </style:style>
    <style:style style:name="T16" style:family="text">
      <style:text-properties style:font-name="Candara" fo:font-size="12pt" fo:letter-spacing="-0.007cm" style:font-size-asian="12pt"/>
    </style:style>
    <style:style style:name="T17"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8" style:family="text">
      <style:text-properties fo:font-variant="normal" fo:text-transform="none" fo:color="#000000" loext:opacity="100%" style:text-line-through-style="none" style:text-line-through-type="none"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9"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1" style:family="text">
      <style:text-properties style:font-name="Candara"/>
    </style:style>
    <style:style style:name="T22" style:family="text">
      <style:text-properties fo:font-variant="normal" fo:text-transform="none" fo:color="#000000" loext:opacity="100%" style:text-line-through-style="none" style:text-line-through-type="none" style:font-name="Candara" fo:font-size="12pt" fo:letter-spacing="-0.007cm" style:text-underline-style="none" style:text-blinking="false" fo:background-color="transparent" loext:char-shading-value="0" style:font-size-asian="12pt"/>
    </style:style>
    <style:style style:name="T23" style:family="text">
      <style:text-properties fo:font-variant="normal" fo:text-transform="none" fo:color="#000000" loext:opacity="100%" style:text-line-through-style="none" style:text-line-through-type="none" fo:font-size="12pt" fo:letter-spacing="-0.007cm" style:text-underline-style="none" style:text-blinking="false" fo:background-color="transparent" loext:char-shading-value="0" style:font-size-asian="12pt"/>
    </style:style>
    <style:style style:name="T24" style:family="text">
      <style:text-properties fo:font-size="12pt" fo:letter-spacing="-0.009cm" style:font-size-asian="12pt"/>
    </style:style>
    <style:style style:name="T25" style:family="text">
      <style:text-properties fo:font-variant="normal" fo:text-transform="none" fo:color="#000000" loext:opacity="100%" style:text-line-through-style="none" style:text-line-through-type="none" style:font-name="Candara"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000000" loext:opacity="100%" style:text-line-through-style="none" style:text-line-through-type="none"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7" style:family="text">
      <style:text-properties fo:font-variant="normal" fo:text-transform="none" fo:color="#000000" loext:opacity="100%" style:text-line-through-style="none" style:text-line-through-type="none" style:font-name="Candara" fo:letter-spacing="-0.004cm"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fo:letter-spacing="-0.004cm" style:text-underline-style="none" style:text-blinking="false" fo:background-color="transparent" loext:char-shading-value="0"/>
    </style:style>
    <style:style style:name="T29" style:family="text">
      <style:text-properties fo:font-size="12pt" fo:letter-spacing="0.074cm" style:font-size-asian="12pt"/>
    </style:style>
    <style:style style:name="T30" style:family="text">
      <style:text-properties fo:font-size="12pt" fo:letter-spacing="0.071cm" style:font-size-asian="12pt"/>
    </style:style>
    <style:style style:name="T31" style:family="text">
      <style:text-properties fo:font-variant="normal" fo:text-transform="none" fo:color="#000000" loext:opacity="100%" style:text-line-through-style="none" style:text-line-through-type="none" style:font-name="Candara"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3" style:family="text">
      <style:text-properties fo:font-variant="normal" fo:text-transform="none" fo:color="#000000" loext:opacity="100%" style:text-line-through-style="none" style:text-line-through-type="none" style:font-name="Candara" fo:font-size="12pt" fo:font-style="normal" style:text-underline-style="none" fo:font-weight="normal" style:text-blinking="false" fo:background-color="transparent" loext:char-shading-value="0" style:font-size-asian="12pt" style:font-style-asian="normal" style:font-weight-asian="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style>
    <style:style style:name="T35" style:family="text">
      <style:text-properties fo:font-weight="normal" style:font-weight-asian="normal"/>
    </style:style>
    <style:style style:name="T36" style:family="text">
      <style:text-properties fo:font-variant="normal" fo:text-transform="none" fo:color="#000000" loext:opacity="100%" style:text-line-through-style="none" style:text-line-through-type="none" style:font-name="Candara2" fo:font-size="12pt" fo:language="es" fo:country="ES" fo:font-style="normal" style:text-underline-style="none" fo:font-weight="bold" style:text-blinking="false" fo:background-color="transparent" loext:char-shading-value="0" style:font-name-asian="Candara3" style:font-size-asian="12pt" style:language-asian="en" style:country-asian="US" style:font-style-asian="normal" style:font-weight-asian="bold" style:font-name-complex="Candara3" style:language-complex="ar" style:country-complex="SA" style:font-weight-complex="bold"/>
    </style:style>
    <style:style style:name="T37" style:family="text">
      <style:text-properties fo:font-variant="normal" fo:text-transform="none" fo:color="#000000" loext:opacity="100%" style:text-line-through-style="none" style:text-line-through-type="none" style:font-name="Candara"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8" style:family="text">
      <style:text-properties fo:font-variant="normal" fo:text-transform="none" fo:color="#000000" loext:opacity="100%" style:text-line-through-style="none" style:text-line-through-type="none"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9" style:family="text">
      <style:text-properties fo:font-size="12pt" fo:font-weight="normal" style:font-size-asian="12pt" style:font-weight-asian="normal" style:font-size-complex="11pt" style:font-weight-complex="normal"/>
    </style:style>
    <style:style style:name="T40" style:family="text">
      <style:text-properties fo:font-size="12pt" fo:font-weight="bold" style:font-size-asian="12pt" style:font-weight-asian="bold" style:font-size-complex="11pt" style:font-weight-complex="bold"/>
    </style:style>
    <style:style style:name="T41" style:family="text">
      <style:text-properties fo:font-weight="normal" style:font-weight-asian="normal" style:font-size-complex="11pt" style:font-weight-complex="normal"/>
    </style:style>
    <style:style style:name="T42" style:family="text">
      <style:text-properties fo:font-weight="bold" style:font-weight-asian="bold" style:font-size-complex="11pt" style:font-weight-complex="bold"/>
    </style:style>
    <style:style style:name="T43" style:family="text">
      <style:text-properties fo:font-size="12pt" fo:letter-spacing="-0.012cm" style:font-size-asian="12pt"/>
    </style:style>
    <style:style style:name="T44" style:family="text">
      <style:text-properties fo:font-size="12pt" fo:letter-spacing="-0.011cm" style:font-size-asian="12pt"/>
    </style:style>
    <style:style style:name="T45" style:family="text">
      <style:text-properties fo:font-size="12pt" fo:letter-spacing="-0.004cm" fo:font-weight="bold" style:font-size-asian="12pt" style:font-weight-asian="bold" style:font-weight-complex="bold"/>
    </style:style>
    <style:style style:name="T46" style:family="text">
      <style:text-properties fo:font-size="12pt" fo:letter-spacing="-0.004cm" style:text-underline-style="none" style:font-size-asian="12pt"/>
    </style:style>
    <style:style style:name="T47" style:family="text">
      <style:text-properties fo:font-size="12pt" fo:letter-spacing="-0.004cm" style:text-underline-style="none" fo:font-weight="bold" style:font-size-asian="12pt" style:font-weight-asian="bold" style:font-weight-complex="bold"/>
    </style:style>
    <style:style style:name="T48" style:family="text">
      <style:text-properties fo:font-size="12pt" fo:letter-spacing="-0.004cm" fo:font-weight="bold" style:font-size-asian="12pt" style:font-weight-asian="bold" style:font-size-complex="11pt"/>
    </style:style>
    <style:style style:name="T49" style:family="text">
      <style:text-properties fo:font-size="12pt" fo:letter-spacing="-0.004cm" fo:font-weight="normal" style:font-size-asian="12pt" style:font-weight-asian="normal" style:font-size-complex="11pt" style:font-weight-complex="normal"/>
    </style:style>
    <style:style style:name="T50" style:family="text">
      <style:text-properties fo:letter-spacing="-0.004cm" fo:font-weight="normal" style:font-weight-asian="normal" style:font-size-complex="11pt" style:font-weight-complex="normal"/>
    </style:style>
    <style:style style:name="T51" style:family="text">
      <style:text-properties fo:letter-spacing="-0.004cm" fo:font-weight="normal" style:font-weight-asian="normal" style:font-size-complex="11pt"/>
    </style:style>
    <style:style style:name="T52" style:family="text">
      <style:text-properties fo:letter-spacing="-0.004cm" fo:font-weight="bold" style:font-weight-asian="bold" style:font-size-complex="11pt"/>
    </style:style>
    <style:style style:name="T53" style:family="text">
      <style:text-properties fo:font-size="12pt" fo:letter-spacing="-0.002cm" style:font-size-asian="12pt"/>
    </style:style>
    <style:style style:name="T54" style:family="text">
      <style:text-properties fo:font-size="12pt" fo:letter-spacing="0.039cm" style:font-size-asian="12pt"/>
    </style:style>
    <style:style style:name="T55" style:family="text">
      <style:text-properties fo:color="#1b1c1d" loext:opacity="100%" style:font-name="Candara2"/>
    </style:style>
    <style:style style:name="T56" style:family="text">
      <style:text-properties fo:color="#1b1c1d" loext:opacity="100%" fo:font-family="'Google Sans Text', sans-serif" style:font-family-generic="roman" style:font-pitch="variable" fo:font-weight="bold" style:font-weight-asian="bold"/>
    </style:style>
    <style:style style:name="T57" style:family="text">
      <style:text-properties fo:color="#1b1c1d" loext:opacity="100%" fo:font-weight="bold" style:font-weight-asian="bold"/>
    </style:style>
    <style:style style:name="T58" style:family="text">
      <style:text-properties fo:color="#1b1c1d" loext:opacity="100%" fo:font-family="'Google Sans Text', sans-serif" style:font-family-generic="roman" style:font-pitch="variable" fo:font-weight="normal" style:font-weight-asian="normal" style:font-weight-complex="normal"/>
    </style:style>
    <style:style style:name="T59" style:family="text">
      <style:text-properties fo:color="#1b1c1d" loext:opacity="100%" fo:font-weight="normal" style:font-weight-asian="normal" style:font-weight-complex="normal"/>
    </style:style>
    <style:style style:name="T60" style:family="text">
      <style:text-properties style:font-name="Candara1"/>
    </style:style>
    <style:style style:name="T61" style:family="text">
      <style:text-properties fo:font-weight="normal" style:font-weight-asian="normal" style:font-weight-complex="normal"/>
    </style:style>
    <style:style style:name="T62" style:family="text">
      <style:text-properties style:font-name="Candara2" fo:font-size="12pt" officeooo:rsid="0039f6db" style:font-size-asian="12pt" style:font-size-complex="12pt"/>
    </style:style>
    <style:style style:name="T63" style:family="text">
      <style:text-properties style:font-name="Candara1" officeooo:rsid="001b7fd9"/>
    </style:style>
    <style:style style:name="T64" style:family="text">
      <style:text-properties fo:font-weight="bold"/>
    </style:style>
    <style:style style:name="T65" style:family="text">
      <style:text-properties officeooo:rsid="001b49db"/>
    </style:style>
    <style:style style:name="T66" style:family="text">
      <style:text-properties officeooo:rsid="001d26d9"/>
    </style:style>
    <style:style style:name="T67" style:family="text">
      <style:text-properties fo:font-style="italic"/>
    </style:style>
    <style:style style:name="T68" style:family="text">
      <style:text-properties style:font-name="Candara2"/>
    </style:style>
    <style:style style:name="T69" style:family="text">
      <style:text-properties officeooo:rsid="00285307"/>
    </style:style>
    <style:style style:name="T70" style:family="text">
      <style:text-properties officeooo:rsid="002a03b1"/>
    </style:style>
    <style:style style:name="T71" style:family="text">
      <style:text-properties officeooo:rsid="002a6760"/>
    </style:style>
    <style:style style:name="T72" style:family="text">
      <style:text-properties style:font-name="Candara2" officeooo:rsid="002db4ca"/>
    </style:style>
    <style:style style:name="T73" style:family="text">
      <style:text-properties style:font-name="Candara1" fo:font-weight="normal" style:font-weight-asian="normal" style:font-weight-complex="normal"/>
    </style:style>
    <style:style style:name="T74" style:family="text">
      <style:text-properties fo:font-size="11pt" style:font-size-asian="11pt"/>
    </style:style>
    <style:style style:name="T75" style:family="text">
      <style:text-properties fo:color="#b1b1b1" loext:opacity="100%" fo:font-size="11pt" fo:letter-spacing="-0.004cm" style:font-size-asian="11pt"/>
    </style:style>
    <style:style style:name="T76" style:family="text">
      <style:text-properties fo:color="#b1b1b1" loext:opacity="100%" fo:font-size="11pt" fo:letter-spacing="-0.012cm" style:font-size-asian="11pt"/>
    </style:style>
    <style:style style:name="T77" style:family="text">
      <style:text-properties fo:color="#b1b1b1" loext:opacity="100%" fo:font-size="11pt" fo:letter-spacing="-0.011cm" style:font-size-asian="11pt"/>
    </style:style>
    <style:style style:name="T78" style:family="text">
      <style:text-properties fo:font-size="8pt" style:font-size-asian="8pt"/>
    </style:style>
    <style:style style:name="T79" style:family="text">
      <style:text-properties fo:color="#b1b1b1" loext:opacity="100%" fo:font-size="8pt" style:font-size-asian="8pt"/>
    </style:style>
    <style:style style:name="T80" style:family="text">
      <style:text-properties fo:color="#b1b1b1" loext:opacity="100%" fo:font-size="8pt" fo:letter-spacing="-0.009cm" style:font-size-asian="8pt"/>
    </style:style>
    <style:style style:name="T81" style:family="text">
      <style:text-properties fo:color="#b1b1b1" loext:opacity="100%" fo:font-size="8pt" fo:letter-spacing="-0.004cm" style:font-size-asian="8pt"/>
    </style:style>
    <style:style style:name="T82" style:family="text">
      <style:text-properties fo:color="#b1b1b1" loext:opacity="100%" fo:font-size="8pt" fo:letter-spacing="-0.007cm" style:font-size-asian="8pt"/>
    </style:style>
    <style:style style:name="T83" style:family="text">
      <style:text-properties fo:color="#b1b1b1" loext:opacity="100%" fo:font-size="8pt" fo:letter-spacing="-0.005cm" style:font-size-asian="8pt"/>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p text:style-name="P11" loext:marker-style-name="T2"><text:bookmark text:name="ANEXO_I._Guión_proyecto_2DAW"/><text:bookmark text:name="_bookmark1"/><text:span text:style-name="T2">ANEXO</text:span><text:span text:style-name="T3"> </text:span><text:span text:style-name="T2">I.</text:span><text:span text:style-name="T4"> </text:span><text:span text:style-name="T2">Guión</text:span><text:span text:style-name="T4"> </text:span><text:span text:style-name="T2">proyecto</text:span><text:span text:style-name="T4"> 2DAW</text:span></text:p>
      <text:list text:style-name="WWNum5">
        <text:list-item>
          <text:h text:style-name="P12" text:outline-level="2"><text:bookmark text:name="_bookmark2"/><text:bookmark text:name="1._Análisis_del_contexto."/>Análisis<text:span text:style-name="T5"> </text:span>del<text:span text:style-name="T6"> </text:span><text:span text:style-name="T7">contexto.</text:span></text:h>
          <text:list>
            <text:list-item>
              <text:p text:style-name="P13" loext:marker-style-name="T8"><text:span text:style-name="T8">-</text:span><text:span text:style-name="T9"> </text:span><text:span text:style-name="T8">Propósito</text:span><text:span text:style-name="T10"> </text:span><text:span text:style-name="T8">del</text:span><text:span text:style-name="T10"> </text:span><text:span text:style-name="T11">proyecto.</text:span></text:p>
            </text:list-item>
          </text:list>
        </text:list-item>
      </text:list>
      <text:p text:style-name="P14" loext:marker-style-name="T8"><text:span text:style-name="T11">Se propone el desarrollo de una aplicación la cual sirva tanto de punto de apoyo para la publicidad de un chef independiente, como para la sistematización y automatización de procesos que ayuden en su trabajo en el día a día.</text:span></text:p>
      <text:list xml:id="list130018256252738" text:continue-numbering="true" text:style-name="WWNum5">
        <text:list-item>
          <text:list>
            <text:list-item>
              <text:p text:style-name="P15" loext:marker-style-name="T8"><text:span text:style-name="T8">-</text:span><text:span text:style-name="T12"> </text:span><text:span text:style-name="T8">Funcionalidad</text:span><text:span text:style-name="T12"> </text:span><text:span text:style-name="T8">del</text:span><text:span text:style-name="T12"> </text:span><text:span text:style-name="T8">producto.</text:span><text:span text:style-name="T12"> </text:span><text:span text:style-name="T8">Resumen</text:span><text:span text:style-name="T12"> </text:span><text:span text:style-name="T8">de</text:span><text:span text:style-name="T12"> </text:span><text:span text:style-name="T8">las</text:span><text:span text:style-name="T12"> </text:span><text:span text:style-name="T8">funcionalidades</text:span><text:span text:style-name="T12"> </text:span><text:span text:style-name="T8">principales</text:span><text:span text:style-name="T13"> </text:span><text:span text:style-name="T8">que</text:span><text:span text:style-name="T12"> </text:span><text:span text:style-name="T8">el producto debe realizar, sin entrar en detalle.</text:span></text:p>
            </text:list-item>
          </text:list>
        </text:list-item>
      </text:list>
      <text:list text:style-name="WWNum8">
        <text:list-item>
          <text:list>
            <text:list-item>
              <text:p text:style-name="P16" loext:marker-style-name="T8"><text:span text:style-name="T8">Sitio web con información del chef, biografía, estudios, menús y precios.</text:span></text:p>
            </text:list-item>
            <text:list-item>
              <text:p text:style-name="P16" loext:marker-style-name="T8"><text:span text:style-name="T8">Calendario de disponibilidad.</text:span></text:p>
            </text:list-item>
            <text:list-item>
              <text:p text:style-name="P16" loext:marker-style-name="T8"><text:span text:style-name="T8">Sistema de reservas online.</text:span></text:p>
            </text:list-item>
            <text:list-item>
              <text:p text:style-name="P16" loext:marker-style-name="T8"><text:span text:style-name="T8">Diseño responsive, accesible desde dispositivos móviles.</text:span></text:p>
            </text:list-item>
            <text:list-item>
              <text:p text:style-name="P16" loext:marker-style-name="T8"><text:span text:style-name="T8">Panel privado para el chef, mediante el cual gestionar:</text:span></text:p>
              <text:list>
                <text:list-item>
                  <text:p text:style-name="P17" loext:marker-style-name="T8"><text:span text:style-name="T8">Clientes.</text:span></text:p>
                </text:list-item>
                <text:list-item>
                  <text:p text:style-name="P17" loext:marker-style-name="T8"><text:span text:style-name="T8">Citas (CRUD de reservas).</text:span></text:p>
                </text:list-item>
                <text:list-item>
                  <text:p text:style-name="P17" loext:marker-style-name="T8"><text:span text:style-name="T8">Menús.</text:span></text:p>
                </text:list-item>
              </text:list>
            </text:list-item>
          </text:list>
        </text:list-item>
      </text:list>
      <text:list text:continue-list="list130018256252738" text:style-name="WWNum5">
        <text:list-item>
          <text:list>
            <text:list-item>
              <text:p text:style-name="P18" loext:marker-style-name="T8"><text:span text:style-name="T8">-</text:span><text:span text:style-name="T14"> </text:span><text:span text:style-name="T8">Análisis</text:span><text:span text:style-name="T10"> </text:span><text:span text:style-name="T8">de</text:span><text:span text:style-name="T10"> </text:span><text:span text:style-name="T8">las</text:span><text:span text:style-name="T9"> </text:span><text:span text:style-name="T8">tecnologías</text:span><text:span text:style-name="T10"> </text:span><text:span text:style-name="T8">utilizadas</text:span><text:span text:style-name="T10"> </text:span><text:span text:style-name="T8">en</text:span><text:span text:style-name="T9"> </text:span><text:span text:style-name="T8">el</text:span><text:span text:style-name="T10"> </text:span><text:span text:style-name="T8">sector</text:span><text:span text:style-name="T9"> </text:span><text:span text:style-name="T8">empresarial</text:span><text:span text:style-name="T9"> </text:span><text:span text:style-name="T8">para</text:span><text:span text:style-name="T10"> </text:span><text:span text:style-name="T8">el</text:span><text:span text:style-name="T9"> </text:span><text:span text:style-name="T8">diseño</text:span><text:span text:style-name="T9"> </text:span><text:span text:style-name="T8">de</text:span><text:span text:style-name="T15"> </text:span><text:span text:style-name="T8">páginas</text:span><text:span text:style-name="T11"> </text:span><text:span text:style-name="T9">web.</text:span></text:p>
            </text:list-item>
          </text:list>
        </text:list-item>
      </text:list>
      <text:p text:style-name="P19" loext:marker-style-name="T16"><text:bookmark text:name="docs-internal-guid-646ba990-7fff-72d8-e5"/></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 loext:marker-style-name="T17"><text:span text:style-name="T18">Categoría</text:span></text:p>
          </table:table-cell>
          <table:table-cell table:style-name="Tabla1.A1" office:value-type="string">
            <text:p text:style-name="P20" loext:marker-style-name="T17"><text:span text:style-name="T18">Opción / Tecnología</text:span></text:p>
          </table:table-cell>
          <table:table-cell table:style-name="Tabla1.A1" office:value-type="string">
            <text:p text:style-name="P20" loext:marker-style-name="T17"><text:span text:style-name="T18">Coste aproximado</text:span></text:p>
          </table:table-cell>
          <table:table-cell table:style-name="Tabla1.A1" office:value-type="string">
            <text:p text:style-name="P20" loext:marker-style-name="T17"><text:span text:style-name="T18">Observaciones</text:span></text:p>
          </table:table-cell>
        </table:table-row>
        <table:table-row table:style-name="Tabla1.1">
          <table:table-cell table:style-name="Tabla1.A1" office:value-type="string">
            <text:p text:style-name="P20" loext:marker-style-name="T17"><text:span text:style-name="T18">Hosting</text:span></text:p>
          </table:table-cell>
          <table:table-cell table:style-name="Tabla1.A1" office:value-type="string">
            <text:p text:style-name="P20" loext:marker-style-name="T19"><text:span text:style-name="T20">Hostinger (compartido)</text:span></text:p>
          </table:table-cell>
          <table:table-cell table:style-name="Tabla1.A1" office:value-type="string">
            <text:p text:style-name="P20" loext:marker-style-name="T19"><text:span text:style-name="T20">2,99 USD/mes (36€/año)</text:span></text:p>
          </table:table-cell>
          <table:table-cell table:style-name="Tabla1.A1" office:value-type="string">
            <text:p text:style-name="P20" loext:marker-style-name="T19"><text:span text:style-name="T20">Fácil para principiantes, incluye SSL gratuito en la mayoría de plane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OVHcloud</text:span></text:p>
          </table:table-cell>
          <table:table-cell table:style-name="Tabla1.A1" office:value-type="string">
            <text:p text:style-name="P20" loext:marker-style-name="T19"><text:span text:style-name="T20">~3–8 €/mes (36–96 €/año)</text:span></text:p>
          </table:table-cell>
          <table:table-cell table:style-name="Tabla1.A1" office:value-type="string">
            <text:p text:style-name="P20" loext:marker-style-name="T19"><text:span text:style-name="T20">Data centers en Europa, soporte PHP/MySQL.</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SiteGround</text:span></text:p>
          </table:table-cell>
          <table:table-cell table:style-name="Tabla1.A1" office:value-type="string">
            <text:p text:style-name="P20" loext:marker-style-name="T19"><text:span text:style-name="T20">3–5 USD/mes en promoción(≈ 12–15 €/mes después)</text:span></text:p>
          </table:table-cell>
          <table:table-cell table:style-name="Tabla1.A1" office:value-type="string">
            <text:p text:style-name="P20" loext:marker-style-name="T19"><text:span text:style-name="T20">Soporte destacado, backups automátic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WS Lightsail (VPS gestionado)</text:span></text:p>
          </table:table-cell>
          <table:table-cell table:style-name="Tabla1.A1" office:value-type="string">
            <text:p text:style-name="P20" loext:marker-style-name="T19"><text:span text:style-name="T20">desde 3,50–5 USD/mes (~50–60 €/año)</text:span></text:p>
          </table:table-cell>
          <table:table-cell table:style-name="Tabla1.A1" office:value-type="string">
            <text:p text:style-name="P20" loext:marker-style-name="T19"><text:span text:style-name="T20">Fácil de escalar dentro de AWS; curva de aprendizaje si crece.</text:span></text:p>
          </table:table-cell>
        </table:table-row>
        <table:table-row table:style-name="Tabla1.1">
          <table:table-cell table:style-name="Tabla1.A1" office:value-type="string">
            <text:p text:style-name="P20" loext:marker-style-name="T17"><text:span text:style-name="T18">Frontend</text:span></text:p>
          </table:table-cell>
          <table:table-cell table:style-name="Tabla1.A1" office:value-type="string">
            <text:p text:style-name="P20" loext:marker-style-name="T19"><text:span text:style-name="T20">HTML5 / CSS3 / JavaScript</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Estándares web, sin cos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Bootstra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Framework CSS, rápido de implementar.</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Tailwind CS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ayor personalización, curva ligera de aprendizaje.</text:span></text:p>
          </table:table-cell>
        </table:table-row>
        <table:table-row table:style-name="Tabla1.1">
          <table:table-cell table:style-name="Tabla1.A1" office:value-type="string">
            <text:p text:style-name="P20" loext:marker-style-name="T17"><text:span text:style-name="T18">Backend</text:span></text:p>
          </table:table-cell>
          <table:table-cell table:style-name="Tabla1.A1" office:value-type="string">
            <text:p text:style-name="P20" loext:marker-style-name="T19"><text:span text:style-name="T20">PH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Amplio soporte en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Node.j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Requiere VPS o servidor dedicado para producción.</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Django (Python)</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Potente, pero hosting VPS casi obligatorio.</text:span></text:p>
          </table:table-cell>
        </table:table-row>
        <table:table-row table:style-name="Tabla1.1">
          <table:table-cell table:style-name="Tabla1.A1" office:value-type="string">
            <text:p text:style-name="P20" loext:marker-style-name="T17"><text:span text:style-name="T18">Base de datos</text:span></text:p>
          </table:table-cell>
          <table:table-cell table:style-name="Tabla1.A1" office:value-type="string">
            <text:p text:style-name="P20" loext:marker-style-name="T19"><text:span text:style-name="T20">MySQL / MariaDB</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Soportado en todos los </text:span><text:soft-page-break/><text:span text:style-name="T20">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PostgreSQL</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ejor rendimiento en algunos entornos, más flexibl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SQL Server</text:span></text:p>
          </table:table-cell>
          <table:table-cell table:style-name="Tabla1.A1" office:value-type="string">
            <text:p text:style-name="P20" loext:marker-style-name="T19"><text:span text:style-name="T20">Licencia desde ≈ 209 USD/año</text:span></text:p>
          </table:table-cell>
          <table:table-cell table:style-name="Tabla1.A1" office:value-type="string">
            <text:p text:style-name="P20" loext:marker-style-name="T19"><text:span text:style-name="T20">Muy caro para un proyecto pequeño, no recomendado.</text:span></text:p>
          </table:table-cell>
        </table:table-row>
        <table:table-row table:style-name="Tabla1.1">
          <table:table-cell table:style-name="Tabla1.A1" office:value-type="string">
            <text:p text:style-name="P20" loext:marker-style-name="T17"><text:span text:style-name="T18">Extras comunes</text:span></text:p>
          </table:table-cell>
          <table:table-cell table:style-name="Tabla1.A1" office:value-type="string">
            <text:p text:style-name="P20" loext:marker-style-name="T19"><text:span text:style-name="T20">Dominio (.com / .es)</text:span></text:p>
          </table:table-cell>
          <table:table-cell table:style-name="Tabla1.A1" office:value-type="string">
            <text:p text:style-name="P20" loext:marker-style-name="T22"><text:span text:style-name="T23">≈ </text:span><text:span text:style-name="T20">10–15 €/año</text:span></text:p>
          </table:table-cell>
          <table:table-cell table:style-name="Tabla1.A1" office:value-type="string">
            <text:p text:style-name="P20" loext:marker-style-name="T19"><text:span text:style-name="T20">Coste fijo básico.</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ertificado SSL</text:span></text:p>
          </table:table-cell>
          <table:table-cell table:style-name="Tabla1.A1" office:value-type="string">
            <text:p text:style-name="P20" loext:marker-style-name="T19"><text:span text:style-name="T20">Gratuito (Let’s Encrypt) o 10–80 €/año</text:span></text:p>
          </table:table-cell>
          <table:table-cell table:style-name="Tabla1.A1" office:value-type="string">
            <text:p text:style-name="P20" loext:marker-style-name="T19"><text:span text:style-name="T20">Necesario para seguridad y SEO.</text:span></text:p>
            <text:p text:style-name="P20" loext:marker-style-name="T19"><text:span text:style-name="T20">Sin él no estableceremos seguridad con el clien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DN / Backups avanzados</text:span></text:p>
          </table:table-cell>
          <table:table-cell table:style-name="Tabla1.A1" office:value-type="string">
            <text:p text:style-name="P20" loext:marker-style-name="T19"><text:span text:style-name="T20">Gratuito en algunos planes, o 5–20 €/mes</text:span></text:p>
          </table:table-cell>
          <table:table-cell table:style-name="Tabla1.A1" office:value-type="string">
            <text:p text:style-name="P20" loext:marker-style-name="T19"><text:span text:style-name="T20">Mejora velocidad y seguridad.</text:span></text:p>
          </table:table-cell>
        </table:table-row>
      </table:table>
      <text:p text:style-name="P22" loext:marker-style-name="T16"/>
      <text:list xml:id="list130017762296002" text:continue-numbering="true" text:style-name="WWNum5">
        <text:list-item>
          <text:list>
            <text:list-item>
              <text:p text:style-name="P23" loext:marker-style-name="T8"><text:span text:style-name="T8">-</text:span><text:span text:style-name="T24"> </text:span><text:span text:style-name="T8">Análisis</text:span><text:span text:style-name="T10"> </text:span><text:span text:style-name="T8">de</text:span><text:span text:style-name="T9"> </text:span><text:span text:style-name="T8">las</text:span><text:span text:style-name="T9"> </text:span><text:span text:style-name="T8">necesidades</text:span><text:span text:style-name="T9"> </text:span><text:span text:style-name="T8">en</text:span><text:span text:style-name="T9"> </text:span><text:span text:style-name="T8">el</text:span><text:span text:style-name="T9"> </text:span><text:span text:style-name="T8">mercado</text:span><text:span text:style-name="T9"> </text:span><text:span text:style-name="T8">que</text:span><text:span text:style-name="T9"> </text:span><text:span text:style-name="T8">justifican</text:span><text:span text:style-name="T9"> </text:span><text:span text:style-name="T8">la</text:span><text:span text:style-name="T9"> </text:span><text:span text:style-name="T8">utilidad</text:span><text:span text:style-name="T9"> </text:span><text:span text:style-name="T8">del</text:span><text:span text:style-name="T9"> </text:span><text:span text:style-name="T11">producto.</text:span></text:p>
            </text:list-item>
          </text:list>
        </text:list-item>
      </text:list>
      <text:p text:style-name="P24" loext:marker-style-name="T25"><text:span text:style-name="T26">Por lo general, un chef independiente tiende a enfrentarse a las siguientes dificultades:</text:span></text:p>
      <text:list text:style-name="WWNum9">
        <text:list-item>
          <text:p text:style-name="P25" loext:marker-style-name="T25"><text:span text:style-name="T26">La falta de visibilidad online, la cual reduce enormemente el posible alcance que pueden tener sus servicios y, por consiguiente, minimiza enormemente el mercado en cual se puede trabajar.</text:span></text:p>
        </text:list-item>
        <text:list-item>
          <text:p text:style-name="P26" loext:marker-style-name="T27"><text:span text:style-name="T28"> </text:span><text:span text:style-name="T26">La gestión manual de citas, que maximiza la probabilidad de errores y la pérdida de tiempo.</text:span></text:p>
        </text:list-item>
        <text:list-item>
          <text:p text:style-name="P25" loext:marker-style-name="T11"><text:soft-page-break/><text:span text:style-name="T26">La ausencia actual de una herramienta unificada que combine las utilidades citadas anteriormente.</text:span></text:p>
        </text:list-item>
      </text:list>
      <text:list text:continue-list="list130017762296002" text:style-name="WWNum5">
        <text:list-item>
          <text:list>
            <text:list-item>
              <text:p text:style-name="P27" loext:marker-style-name="T8"><text:span text:style-name="T8">-</text:span><text:span text:style-name="T29"> </text:span><text:span text:style-name="T8">Análisis</text:span><text:span text:style-name="T10"> </text:span><text:span text:style-name="T8">de</text:span><text:span text:style-name="T9"> </text:span><text:span text:style-name="T8">otros</text:span><text:span text:style-name="T10"> </text:span><text:span text:style-name="T8">productos</text:span><text:span text:style-name="T9"> </text:span><text:span text:style-name="T8">similares</text:span><text:span text:style-name="T9"> </text:span><text:span text:style-name="T8">existentes</text:span><text:span text:style-name="T9"> </text:span><text:span text:style-name="T8">en</text:span><text:span text:style-name="T9"> </text:span><text:span text:style-name="T8">el</text:span><text:span text:style-name="T10"> </text:span><text:span text:style-name="T11">mercado.</text:span></text:p>
              <text:list>
                <text:list-item>
                  <text:p text:style-name="P28" loext:marker-style-name="T8"><text:span text:style-name="T8">Identifica los tipos de tecnologías web utilizados por otras aplicaciones web similares a</text:span><text:span text:style-name="T30"> </text:span><text:span text:style-name="T8">la propuesta de tu proyecto.</text:span></text:p>
                </text:list-item>
              </text:list>
            </text:list-item>
          </text:list>
        </text:list-item>
      </text:list>
      <text:p text:style-name="P29" loext:marker-style-name="T8"><text:span text:style-name="T8">La única web que hemos encontrado del mismo estilo y de parecida funcionalidad con nuestro proyecto es Take a Chef, que parte de la siguiente premisa: </text:span></text:p>
      <text:p text:style-name="P30" loext:marker-style-name="T8"><text:bookmark text:name="docs-internal-guid-aef56371-7fff-6958-6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1" loext:marker-style-name="T31"><text:span text:style-name="T32">Competidor</text:span></text:p>
          </table:table-cell>
          <table:table-cell table:style-name="Tabla2.A1" office:value-type="string">
            <text:p text:style-name="P31" loext:marker-style-name="T31"><text:span text:style-name="T32">Tipo de servicio</text:span></text:p>
          </table:table-cell>
          <table:table-cell table:style-name="Tabla2.A1" office:value-type="string">
            <text:p text:style-name="P31" loext:marker-style-name="T31"><text:span text:style-name="T32">Fortalezas</text:span></text:p>
          </table:table-cell>
          <table:table-cell table:style-name="Tabla2.A1" office:value-type="string">
            <text:p text:style-name="P31" loext:marker-style-name="T31"><text:span text:style-name="T32">Debilidades</text:span></text:p>
          </table:table-cell>
          <table:table-cell table:style-name="Tabla2.A1" office:value-type="string">
            <text:p text:style-name="P31" loext:marker-style-name="T31"><text:span text:style-name="T32">Diferenciación frente a nuestro proyecto</text:span></text:p>
          </table:table-cell>
        </table:table-row>
        <table:table-row table:style-name="Tabla2.1">
          <table:table-cell table:style-name="Tabla2.A1" office:value-type="string">
            <text:p text:style-name="P32" loext:marker-style-name="T33"><text:span text:style-name="T34">Take a Chef</text:span></text:p>
          </table:table-cell>
          <table:table-cell table:style-name="Tabla2.A1" office:value-type="string">
            <text:p text:style-name="P32" loext:marker-style-name="T33"><text:span text:style-name="T34">Marketplace global de chefs para eventos.</text:span></text:p>
          </table:table-cell>
          <table:table-cell table:style-name="Tabla2.A1" office:value-type="string">
            <text:p text:style-name="P32" loext:marker-style-name="T33"><text:span text:style-name="T34">Gran visibilidad internacional, proceso automatizado de reserva.</text:span></text:p>
          </table:table-cell>
          <table:table-cell table:style-name="Tabla2.A1" office:value-type="string">
            <text:p text:style-name="P32" loext:marker-style-name="T33"><text:span text:style-name="T34">Alta comisión por servicio, poca personalización del perfil del chef.</text:span></text:p>
          </table:table-cell>
          <table:table-cell table:style-name="Tabla2.A1" office:value-type="string">
            <text:p text:style-name="P32" loext:marker-style-name="T33"><text:span text:style-name="T34">Nuestro proyecto es más económico y ofrece control total al chef sobre sus clientes.</text:span></text:p>
          </table:table-cell>
        </table:table-row>
      </table:table>
      <text:p text:style-name="P33" loext:marker-style-name="T35"><text:span text:style-name="T35">Las tecnologías que usa son las siguientes:</text:span></text:p>
      <text:p text:style-name="P34" loext:marker-style-name="T35"/>
      <table:table table:name="Tabla3" table:style-name="Tabla3">
        <table:table-column table:style-name="Tabla3.A"/>
        <table:table-column table:style-name="Tabla3.B"/>
        <table:table-row table:style-name="Tabla3.1">
          <table:table-cell table:style-name="Tabla3.A1" office:value-type="string">
            <text:p text:style-name="P35"><text:span text:style-name="Strong_20_Emphasis"><text:span text:style-name="T36">Categoría</text:span></text:span></text:p>
          </table:table-cell>
          <table:table-cell table:style-name="Tabla3.B1" office:value-type="string">
            <text:p text:style-name="P35"><text:span text:style-name="Strong_20_Emphasis"><text:span text:style-name="T36">Tecnología principal</text:span></text:span></text:p>
          </table:table-cell>
        </table:table-row>
        <table:table-row table:style-name="Tabla3.1">
          <table:table-cell table:style-name="Tabla3.A2" office:value-type="string">
            <text:p text:style-name="P32" loext:marker-style-name="T37"><text:span text:style-name="T38">Backend</text:span></text:p>
          </table:table-cell>
          <table:table-cell table:style-name="Tabla3.B2" office:value-type="string">
            <text:p text:style-name="P32" loext:marker-style-name="T37"><text:span text:style-name="T38">PHP + Symfony</text:span></text:p>
          </table:table-cell>
        </table:table-row>
        <table:table-row table:style-name="Tabla3.1">
          <table:table-cell table:style-name="Tabla3.A2" office:value-type="string">
            <text:p text:style-name="P32" loext:marker-style-name="T37"><text:span text:style-name="T38">Base de datos</text:span></text:p>
          </table:table-cell>
          <table:table-cell table:style-name="Tabla3.B2" office:value-type="string">
            <text:p text:style-name="P32" loext:marker-style-name="T37"><text:span text:style-name="T38">SQL (relacional)</text:span></text:p>
          </table:table-cell>
        </table:table-row>
        <table:table-row table:style-name="Tabla3.1">
          <table:table-cell table:style-name="Tabla3.A2" office:value-type="string">
            <text:p text:style-name="P32" loext:marker-style-name="T37"><text:span text:style-name="T38">Frontend</text:span></text:p>
          </table:table-cell>
          <table:table-cell table:style-name="Tabla3.B2" office:value-type="string">
            <text:p text:style-name="P32" loext:marker-style-name="T37"><text:span text:style-name="T38">HTML + CSS/SCSS + JavaScript/TypeScript</text:span></text:p>
          </table:table-cell>
        </table:table-row>
        <table:table-row table:style-name="Tabla3.1">
          <table:table-cell table:style-name="Tabla3.A2" office:value-type="string">
            <text:p text:style-name="P32" loext:marker-style-name="T37"><text:span text:style-name="T38">Control de versiones</text:span></text:p>
          </table:table-cell>
          <table:table-cell table:style-name="Tabla3.B2" office:value-type="string">
            <text:p text:style-name="P32" loext:marker-style-name="T37"><text:span text:style-name="T38">Git</text:span></text:p>
          </table:table-cell>
        </table:table-row>
        <table:table-row table:style-name="Tabla3.1">
          <table:table-cell table:style-name="Tabla3.A2" office:value-type="string">
            <text:p text:style-name="P32" loext:marker-style-name="T37"><text:span text:style-name="T38">Infraestructura</text:span></text:p>
          </table:table-cell>
          <table:table-cell table:style-name="Tabla3.B2" office:value-type="string">
            <text:p text:style-name="P32" loext:marker-style-name="T37"><text:span text:style-name="T38">Docker</text:span><text:soft-page-break/></text:p>
          </table:table-cell>
        </table:table-row>
        <table:table-row table:style-name="Tabla3.1">
          <table:table-cell table:style-name="Tabla3.A2" office:value-type="string">
            <text:p text:style-name="P32" loext:marker-style-name="T37"><text:span text:style-name="T38">Arquitectura</text:span></text:p>
          </table:table-cell>
          <table:table-cell table:style-name="Tabla3.B2" office:value-type="string">
            <text:p text:style-name="P32" loext:marker-style-name="T37"><text:span text:style-name="T38">Microservicios</text:span></text:p>
          </table:table-cell>
        </table:table-row>
        <table:table-row table:style-name="Tabla3.1">
          <table:table-cell table:style-name="Tabla3.A2" office:value-type="string">
            <text:p text:style-name="P32" loext:marker-style-name="T37"><text:span text:style-name="T38">Mensajería</text:span></text:p>
          </table:table-cell>
          <table:table-cell table:style-name="Tabla3.B2" office:value-type="string">
            <text:p text:style-name="P32" loext:marker-style-name="T37"><text:span text:style-name="T38">RabbitMQ</text:span></text:p>
          </table:table-cell>
        </table:table-row>
        <table:table-row table:style-name="Tabla3.1">
          <table:table-cell table:style-name="Tabla3.A2" office:value-type="string">
            <text:p text:style-name="P32" loext:marker-style-name="T37"><text:span text:style-name="T38">Integración continua</text:span></text:p>
          </table:table-cell>
          <table:table-cell table:style-name="Tabla3.B2" office:value-type="string">
            <text:p text:style-name="P32" loext:marker-style-name="T37"><text:span text:style-name="T38">CI/CD (Jenkins o GitHub Actions)</text:span></text:p>
          </table:table-cell>
        </table:table-row>
        <table:table-row table:style-name="Tabla3.1">
          <table:table-cell table:style-name="Tabla3.A2" office:value-type="string">
            <text:p text:style-name="P32" loext:marker-style-name="T37"><text:span text:style-name="T38">APIs / Integraciones</text:span></text:p>
          </table:table-cell>
          <table:table-cell table:style-name="Tabla3.B2" office:value-type="string">
            <text:p text:style-name="P32" loext:marker-style-name="T37"><text:span text:style-name="T38">REST + White-label SDK</text:span></text:p>
          </table:table-cell>
        </table:table-row>
      </table:table>
      <text:p text:style-name="P33" loext:marker-style-name="T35"><text:span text:style-name="T35"><text:line-break/></text:span></text:p>
      <text:list xml:id="list130017021103418" text:continue-numbering="true" text:style-name="WWNum5">
        <text:list-item>
          <text:list>
            <text:list-item>
              <text:list>
                <text:list-item>
                  <text:p text:style-name="P36" loext:marker-style-name="T8"><text:span text:style-name="T8">Localiza comentarios de usuarios de las aplicaciones web existentes similares a las de tu proyecto sobre nuevas tecnologías que se le solicita o problemas que encuentran sobre velocidad u otros aspectos que puedan estar referidos al servidor donde están</text:span><text:span text:style-name="T30"> </text:span><text:span text:style-name="T8">desplegadas esas aplicación existentes. En caso de no poder encontrar comentarios de este tipo, puedes realizar un estudio con otras personas que hayan utilizado o puedan utilizar esas aplicaciones existentes, para que respondan a esas cuestiones.</text:span></text:p>
                </text:list-item>
              </text:list>
            </text:list-item>
          </text:list>
        </text:list-item>
      </text:list>
      <text:p text:style-name="P37" loext:marker-style-name="T8"><text:span text:style-name="T8">En las opiniones que he encontrado existe una ausencia de quejas directas a la velocidad de carga de la web, o los tiempos de respuesta lentos. Sin embargo, si he identificado problemas relacionados con el rendimiento y la experiencia de usuario. Las quejas más repetidas son:</text:span></text:p>
      <text:list text:style-name="WWNum10">
        <text:list-item>
          <text:p text:style-name="P38" loext:marker-style-name="T39"><text:span text:style-name="T40">Dificultad de Gestión para Chefs:</text:span><text:span text:style-name="T39"> Algunos chefs reportan una incapacidad de cancelar servicios o problemas a la hora de actualizar su perfil/menús dentro de la herramienta. </text:span></text:p>
        </text:list-item>
        <text:list-item>
          <text:p text:style-name="P39" loext:marker-style-name="T41"><text:span text:style-name="T42">Lentitud en la Respuesta y el Soporte:</text:span><text:span text:style-name="T41"> Hay quejas sobre una atención al cliente "inútil" y representantes que no se presentan a reuniones o que no responden a correos electrónicos.</text:span></text:p>
        </text:list-item>
        <text:list-item>
          <text:p text:style-name="P39"><text:span text:style-name="T42">Problemas de Pagos al Chef:</text:span><text:span text:style-name="T41"> Se reportan casos de chefs que no han recibido el pago por sus servicios completados, o que los pagos son lentos, con un tiempo de procesamiento de hasta 72 horas laborales tras la conclusión del servicio.</text:span></text:p>
        </text:list-item>
      </text:list>
      <text:list xml:id="list130018705114348" text:continue-list="list130017021103418" text:style-name="WWNum5">
        <text:list-item>
          <text:list>
            <text:list-item>
              <text:p text:style-name="P40" loext:marker-style-name="T8"><text:span text:style-name="T8">-</text:span><text:span text:style-name="T43"> </text:span><text:span text:style-name="T8">Aspectos</text:span><text:span text:style-name="T9"> </text:span><text:span text:style-name="T8">diferenciadores</text:span><text:span text:style-name="T44"> </text:span><text:span text:style-name="T8">del</text:span><text:span text:style-name="T24"> </text:span><text:span text:style-name="T8">proyecto</text:span><text:span text:style-name="T9"> </text:span><text:span text:style-name="T8">sobre</text:span><text:span text:style-name="T44"> </text:span><text:span text:style-name="T8">los</text:span><text:span text:style-name="T24"> </text:span><text:span text:style-name="T8">productos</text:span><text:span text:style-name="T9"> </text:span><text:span text:style-name="T11">existentes.</text:span></text:p>
            </text:list-item>
          </text:list>
        </text:list-item>
      </text:list>
      <text:list text:style-name="WWNum11">
        <text:list-item>
          <text:p text:style-name="P41" loext:marker-style-name="T11"><text:soft-page-break/><text:span text:style-name="T45">Comisiones</text:span><text:span text:style-name="T11">: Autonomía total del chef frente a las altas comisiones de su principal competidor.</text:span></text:p>
        </text:list-item>
        <text:list-item>
          <text:p text:style-name="P41" loext:marker-style-name="T11"><text:span text:style-name="T45">Control del perfil</text:span><text:span text:style-name="T11">: Total control sobre la gestión del perfil y de sus clientes.</text:span></text:p>
        </text:list-item>
        <text:list-item>
          <text:p text:style-name="P41" loext:marker-style-name="T46"><text:span text:style-name="T47">Coste</text:span><text:span text:style-name="T46">: Bajo coste de creación y de mantenimiento, pudiendo amortizar la inversión en unos dos servicios.</text:span></text:p>
        </text:list-item>
        <text:list-item>
          <text:p text:style-name="P41" loext:marker-style-name="T46"><text:span text:style-name="T47">Objetivo</text:span><text:span text:style-name="T46">: Ponemos sobre la mesa un carácter más particular y abogamos por la independencia del chef, mientras que nuestro competidor únicamente centra su alcance a eventos y el chef se ve obligado al pago de comisiones continuas.</text:span></text:p>
        </text:list-item>
      </text:list>
      <text:list xml:id="list130017107220097" text:continue-list="list130018705114348" text:style-name="WWNum5">
        <text:list-item>
          <text:list>
            <text:list-item>
              <text:p text:style-name="P42" loext:marker-style-name="T8"><text:span text:style-name="T8">-</text:span><text:span text:style-name="T24"> </text:span><text:span text:style-name="T8">Encuadra</text:span><text:span text:style-name="T10"> </text:span><text:span text:style-name="T8">la</text:span><text:span text:style-name="T9"> </text:span><text:span text:style-name="T8">empresa</text:span><text:span text:style-name="T10"> </text:span><text:span text:style-name="T8">en</text:span><text:span text:style-name="T9"> </text:span><text:span text:style-name="T8">el</text:span><text:span text:style-name="T10"> </text:span><text:span text:style-name="T8">sector</text:span><text:span text:style-name="T9"> </text:span><text:span text:style-name="T8">económico</text:span><text:span text:style-name="T10"> </text:span><text:span text:style-name="T8">al</text:span><text:span text:style-name="T10"> </text:span><text:span text:style-name="T8">que</text:span><text:span text:style-name="T10"> </text:span><text:span text:style-name="T8">pertenece</text:span><text:span text:style-name="T9"> </text:span><text:span text:style-name="T8">el</text:span><text:span text:style-name="T10"> </text:span><text:span text:style-name="T11">proyecto.</text:span></text:p>
            </text:list-item>
          </text:list>
        </text:list-item>
      </text:list>
      <text:p text:style-name="P43" loext:marker-style-name="T8"><text:span text:style-name="T11">La empresa se encuentra en el sector terciario, y más específicamente en el sector de la gastronomía y servicios de experiencias exclusivas.</text:span></text:p>
      <text:p text:style-name="P43" loext:marker-style-name="T8"><text:span text:style-name="T11">División por sectores: </text:span></text:p>
      <text:p text:style-name="P44" loext:marker-style-name="T8"><text:span text:style-name="T48">Sector Principal:</text:span><text:span text:style-name="T49"> Sector Terciario (Servicios)</text:span></text:p>
      <text:list text:style-name="WWNum12">
        <text:list-item>
          <text:p text:style-name="P45" loext:marker-style-name="T50"><text:span text:style-name="T50">El proyecto ofrece una herramienta de software y un servicio de intermediación/publicidad para facilitar el servicio de la cocina, que se vende como un algo personal y exclusivo.</text:span></text:p>
        </text:list-item>
      </text:list>
      <text:p text:style-name="P46" loext:marker-style-name="T51"><text:span text:style-name="T52">Subsector: </text:span><text:span text:style-name="T50">Gastronomía / Restauración</text:span></text:p>
      <text:list text:style-name="WWNum13">
        <text:list-item>
          <text:p text:style-name="P47" loext:marker-style-name="T50"><text:span text:style-name="T50">Se enfoca directamente en el sector de la gastronomía , aunque con una orientación específica hacia la figura de chef privado.</text:span></text:p>
        </text:list-item>
      </text:list>
      <text:p text:style-name="P46" loext:marker-style-name="T52"><text:span text:style-name="T52">Segmento Específico: </text:span><text:span text:style-name="T50">Servicios de Hostelería y Experiencias Exclusivas</text:span></text:p>
      <text:list text:style-name="WWNum14">
        <text:list-item>
          <text:p text:style-name="P48" loext:marker-style-name="T7"><text:span text:style-name="T50">El servicio responde a la búsqueda de un servicio más íntimo, personal y exclusivo.</text:span></text:p>
        </text:list-item>
      </text:list>
      <text:list text:continue-list="list130017107220097" text:style-name="WWNum5">
        <text:list-item>
          <text:list>
            <text:list-item>
              <text:p text:style-name="P49" loext:marker-style-name="T8"><text:span text:style-name="T8">-</text:span><text:span text:style-name="T53"> </text:span><text:span text:style-name="T8">Nombra</text:span><text:span text:style-name="T11"> </text:span><text:span text:style-name="T8">los</text:span><text:span text:style-name="T53"> </text:span><text:span text:style-name="T8">impuestos</text:span><text:span text:style-name="T53"> </text:span><text:span text:style-name="T8">a</text:span><text:span text:style-name="T11"> </text:span><text:span text:style-name="T8">los</text:span><text:span text:style-name="T11"> </text:span><text:span text:style-name="T8">que</text:span><text:span text:style-name="T53"> </text:span><text:span text:style-name="T8">está</text:span><text:span text:style-name="T11"> </text:span><text:span text:style-name="T8">sujeta</text:span><text:span text:style-name="T11"> </text:span><text:span text:style-name="T8">la</text:span><text:span text:style-name="T10"> </text:span><text:span text:style-name="T8">empresa</text:span><text:span text:style-name="T11"> </text:span><text:span text:style-name="T8">,</text:span><text:span text:style-name="T53"> </text:span><text:span text:style-name="T8">así</text:span><text:span text:style-name="T11"> </text:span><text:span text:style-name="T8">como</text:span><text:span text:style-name="T11"> </text:span><text:span text:style-name="T8">la</text:span><text:span text:style-name="T11"> </text:span><text:span text:style-name="T8">normativa</text:span><text:span text:style-name="T54"> </text:span><text:span text:style-name="T8">principal</text:span><text:span text:style-name="T11"> </text:span><text:span text:style-name="T8">que le afecta en el ámbito laboral y en el ámbito de prevención de riesgos.</text:span></text:p>
              <text:p text:style-name="P50" loext:marker-style-name="T8">+</text:p>
            </text:list-item>
          </text:list>
          <text:p text:style-name="P51">9. - Identifica las subvenciones o ayudas que has solicitado para la puesta en marcha de tu empresa.</text:p>
        </text:list-item>
      </text:list>
      <text:p text:style-name="P52" loext:marker-style-name="T8"/>
      <table:table table:name="Tabla8" table:style-name="Tabla8">
        <table:table-column table:style-name="Tabla8.A"/>
        <table:table-column table:style-name="Tabla8.B"/>
        <table:table-column table:style-name="Tabla8.C"/>
        <table:table-column table:style-name="Tabla8.D"/>
        <table:table-header-rows>
          <table:table-row table:style-name="Tabla8.1">
            <table:table-cell table:style-name="Tabla8.A1" office:value-type="string">
              <text:p text:style-name="P53"><text:span text:style-name="Strong_20_Emphasis"><text:span text:style-name="T55">Concepto</text:span></text:span></text:p>
            </table:table-cell>
            <table:table-cell table:style-name="Tabla8.A1" office:value-type="string">
              <text:p text:style-name="P53"><text:span text:style-name="Strong_20_Emphasis"><text:span text:style-name="T55">Obligación / Impuesto</text:span></text:span></text:p>
            </table:table-cell>
            <table:table-cell table:style-name="Tabla8.A1" office:value-type="string">
              <text:p text:style-name="P53"><text:span text:style-name="Strong_20_Emphasis"><text:span text:style-name="T55">Detalles Clave (Primer Año)</text:span></text:span></text:p>
            </table:table-cell>
            <table:table-cell table:style-name="Tabla8.A1" office:value-type="string">
              <text:p text:style-name="P53"><text:span text:style-name="Strong_20_Emphasis"><text:span text:style-name="T55">Bonificaciones (Andalucía/Cádiz)</text:span></text:span></text:p>
            </table:table-cell>
          </table:table-row>
        </table:table-header-rows>
        <table:table-row table:style-name="Tabla8.1">
          <table:table-cell table:style-name="Tabla8.A1" office:value-type="string">
            <text:p text:style-name="P54" loext:marker-style-name="T56"><text:span text:style-name="T57">Alta Administrativa</text:span></text:p>
          </table:table-cell>
          <table:table-cell table:style-name="Tabla8.A1" office:value-type="string">
            <text:p text:style-name="P54" loext:marker-style-name="T58"><text:span text:style-name="T59">Hacienda (Modelos 036/037) y Seguridad Social (TA0521).</text:span></text:p>
          </table:table-cell>
          <table:table-cell table:style-name="Tabla8.A1" office:value-type="string">
            <text:p text:style-name="P54" loext:marker-style-name="T58"><text:span text:style-name="T59">Alta obligatoria para la actividad, incluso si es esporádica.</text:span></text:p>
          </table:table-cell>
          <table:table-cell table:style-name="Tabla8.A1" office:value-type="string">
            <text:p text:style-name="P54" loext:marker-style-name="T58"><text:span text:style-name="T59">Obligatorio estar de alta para optar a las ayudas.</text:span></text:p>
          </table:table-cell>
        </table:table-row>
        <text:soft-page-break/>
        <table:table-row table:style-name="Tabla8.1">
          <table:table-cell table:style-name="Tabla8.A1" office:value-type="string">
            <text:p text:style-name="P54" loext:marker-style-name="T56"><text:span text:style-name="T57">Seguridad Social</text:span></text:p>
          </table:table-cell>
          <table:table-cell table:style-name="Tabla8.A1" office:value-type="string">
            <text:p text:style-name="P54" loext:marker-style-name="T58"><text:span text:style-name="T59">Cuota de Autónomos (RETA)</text:span></text:p>
          </table:table-cell>
          <table:table-cell table:style-name="Tabla8.A1" office:value-type="string">
            <text:p text:style-name="P54" loext:marker-style-name="T58"><text:span text:style-name="T59">Se aplica la Tarifa Plana estatal.</text:span></text:p>
          </table:table-cell>
          <table:table-cell table:style-name="Tabla8.A1" office:value-type="string">
            <text:p text:style-name="P54" loext:marker-style-name="T58"><text:span text:style-name="T59">Bonificación para Jóvenes en Andalucía: Si eres joven (menor de 30 años), se puede complementar la ayuda estatal para pagar solo 30 €/mes durante el primer año y mantener esa cuota el segundo año.</text:span></text:p>
          </table:table-cell>
        </table:table-row>
        <table:table-row table:style-name="Tabla8.1">
          <table:table-cell table:style-name="Tabla8.A1" office:value-type="string">
            <text:p text:style-name="P54" loext:marker-style-name="T56"><text:span text:style-name="T57">Impuesto Directo</text:span></text:p>
          </table:table-cell>
          <table:table-cell table:style-name="Tabla8.A1" office:value-type="string">
            <text:p text:style-name="P54" loext:marker-style-name="T58"><text:span text:style-name="T59">IRPF (Impuesto sobre la Renta de las Personas Físicas)</text:span></text:p>
          </table:table-cell>
          <table:table-cell table:style-name="Tabla8.A1" office:value-type="string">
            <text:p text:style-name="P54" loext:marker-style-name="T58"><text:span text:style-name="T59">Retención en factura: 7% durante los primeros 3 años de actividad (en lugar del 15% general).</text:span></text:p>
          </table:table-cell>
          <table:table-cell table:style-name="Tabla8.A1" office:value-type="string">
            <text:p text:style-name="P54" loext:marker-style-name="T58"><text:span text:style-name="T59">Declaración Trimestral: Modelo 130 (pago fraccionado del 20% sobre el beneficio neto).</text:span></text:p>
          </table:table-cell>
        </table:table-row>
        <table:table-row table:style-name="Tabla8.1">
          <table:table-cell table:style-name="Tabla8.A1" office:value-type="string">
            <text:p text:style-name="P54" loext:marker-style-name="T56"><text:span text:style-name="T57">Impuesto Indirecto</text:span></text:p>
          </table:table-cell>
          <table:table-cell table:style-name="Tabla8.A1" office:value-type="string">
            <text:p text:style-name="P54" loext:marker-style-name="T58"><text:span text:style-name="T59">IVA (Impuesto sobre el Valor Añadido)</text:span></text:p>
          </table:table-cell>
          <table:table-cell table:style-name="Tabla8.A1" office:value-type="string">
            <text:p text:style-name="P54" loext:marker-style-name="T58"><text:span text:style-name="T59">El servicio de chef (gastronomía) suele estar sujeto al 21%.</text:span></text:p>
          </table:table-cell>
          <table:table-cell table:style-name="Tabla8.A1" office:value-type="string">
            <text:p text:style-name="P54" loext:marker-style-name="T58"><text:span text:style-name="T59">Declaración Trimestral: Modelo 303 (IVA repercutido - IVA soportado).</text:span></text:p>
          </table:table-cell>
        </table:table-row>
        <table:table-row table:style-name="Tabla8.1">
          <table:table-cell table:style-name="Tabla8.A1" office:value-type="string">
            <text:p text:style-name="P54" loext:marker-style-name="T56"><text:span text:style-name="T57">Resumen Anual</text:span></text:p>
          </table:table-cell>
          <table:table-cell table:style-name="Tabla8.A1" office:value-type="string">
            <text:p text:style-name="P54" loext:marker-style-name="T58"><text:span text:style-name="T59">Modelos Anuales</text:span></text:p>
          </table:table-cell>
          <table:table-cell table:style-name="Tabla8.A1" office:value-type="string">
            <text:p text:style-name="P54" loext:marker-style-name="T58"><text:span text:style-name="T59">Modelo 390 (Resumen anual de IVA) y Modelo 100 (Declaración de la Renta).</text:span></text:p>
          </table:table-cell>
          <table:table-cell table:style-name="Tabla8.A1" office:value-type="string">
            <text:p text:style-name="P54" loext:marker-style-name="T58"><text:span text:style-name="T59">N/A</text:span></text:p>
          </table:table-cell>
        </table:table-row>
        <table:table-row table:style-name="Tabla8.1">
          <table:table-cell table:style-name="Tabla8.A1" office:value-type="string">
            <text:p text:style-name="P54" loext:marker-style-name="T56"><text:span text:style-name="T57">Ayudas Regionales (Junta de Andalucía)</text:span></text:p>
          </table:table-cell>
          <table:table-cell table:style-name="Tabla8.A1" office:value-type="string">
            <text:p text:style-name="P54" loext:marker-style-name="T58"><text:span text:style-name="T59">Subvenciones al Emprendimiento</text:span></text:p>
          </table:table-cell>
          <table:table-cell table:style-name="Tabla8.A1" office:value-type="string">
            <text:p text:style-name="P54" loext:marker-style-name="T58"><text:span text:style-name="T59">Existen convocatorias como "Innovactiva 6.000" (y otras similares) destinadas a jóvenes andaluces/residentes de 18 a 35 años.</text:span></text:p>
          </table:table-cell>
          <table:table-cell table:style-name="Tabla8.A1" office:value-type="string">
            <text:p text:style-name="P54" loext:marker-style-name="T58"><text:span text:style-name="T59">Importes: Subvenciones que pueden oscilar entre 3.800 € y 5.500 € para facilitar los primeros pasos. Se priorizan proyectos que usen nuevas tecnologías (lo que aplica a tu proyecto).</text:span></text:p>
          </table:table-cell>
        </table:table-row>
      </table:table>
      <text:p text:style-name="P55" loext:marker-style-name="T8"/>
      <text:section text:style-name="Sect2" text:name="mod_book-chapter">
        <text:p text:style-name="P56"/>
        <text:p text:style-name="P56">10. - Elabora el guion de trabajo que se va a seguir para la elaboración del proyecto.</text:p>
      </text:section>
      <text:h text:style-name="P57" text:outline-level="3"><text:bookmark-start text:name="__RefHeading___Toc7887_67386047"/><text:soft-page-break/>2. Diseño del proyecto.<text:bookmark-end text:name="__RefHeading___Toc7887_67386047"/></text:h>
      <text:p text:style-name="P58"><text:span text:style-name="Strong_20_Emphasis"><text:span text:style-name="T60">1. - Objetivos que se pretenden conseguir con el producto identificando su alcance. Definición y alcance: el documento ERS (Especificación de Requisitos Software) debe contener los siguientes elementos:</text:span></text:span></text:p>
      <text:p text:style-name="P59">1. Descripción de la aplicación, servicio/s o producto/s.</text:p>
      <text:p text:style-name="P60">De mi casa a la tuya es una aplicación web la cual sirve de punto de apoyo a chefs independientes. El servicio que ofrece es la digitalización de la gestión de el trabajo para estos profesionales, destacando las características de publicidad y automatización de procesos.</text:p>
      <text:p text:style-name="P60">Su versión principal incluye un sistema de gestión de citas y un panel de gestión para el chef.</text:p>
      <text:p text:style-name="P59">2. Establecer los objetivos prioritarios y su alcance.</text:p>
      <text:p text:style-name="P61">Su objetivo principal es solventar los problemas comunes del cherf independiente, los cuales son la falta de visibilidad online y la gestión manual de citas.</text:p>
      <text:p text:style-name="P62">3. Relación de los requisitos funcionales (funcionalidades de la propia aplicación de forma resumida ampliadas en los casos de uso) y no funcionales del sistema(compatibilidades a nivel de sistema , seguridad etc ...).</text:p>
      <text:p text:style-name="P63">Actores</text:p>
      <text:list text:style-name="L5">
        <text:list-item>
          <text:list>
            <text:list-item>
              <text:p text:style-name="P64"><text:span text:style-name="T61">Cliente:</text:span> Cualquier usuario que accede al sitio web para consultar información o realizar una reserva.</text:p>
            </text:list-item>
            <text:list-item>
              <text:p text:style-name="P64"><text:span text:style-name="T61">Chef: </text:span>El usuario principal y administrador del sistema, que accede al Panel Privado para gestionar sus servicios.</text:p>
            </text:list-item>
          </text:list>
        </text:list-item>
      </text:list>
      <text:h text:style-name="P65" text:outline-level="3"><text:tab/>Casos de Uso del Sistema</text:h>
      <text:list text:style-name="L6">
        <text:list-item>
          <text:list>
            <text:list-item>
              <text:p text:style-name="P66"><text:span text:style-name="T62">Casos de uso del cliente</text:span></text:p>
            </text:list-item>
          </text:list>
        </text:list-item>
      </text:list>
      <text:list text:style-name="L7">
        <text:list-item>
          <text:list>
            <text:list-item>
              <text:list>
                <text:list-item>
                  <text:p text:style-name="P67">Consultar información del chef</text:p>
                </text:list-item>
                <text:list-item>
                  <text:p text:style-name="P68">Consultar disponibilidad</text:p>
                </text:list-item>
                <text:list-item>
                  <text:p text:style-name="P68">Realizar reserva online</text:p>
                </text:list-item>
              </text:list>
            </text:list-item>
            <text:list-item>
              <text:p text:style-name="P69"><text:span text:style-name="T62">Casos de uso del Chef</text:span></text:p>
            </text:list-item>
          </text:list>
        </text:list-item>
      </text:list>
      <text:list text:style-name="L8">
        <text:list-item>
          <text:list>
            <text:list-item>
              <text:list>
                <text:list-item>
                  <text:p text:style-name="P70">Autenticarse</text:p>
                </text:list-item>
                <text:list-item>
                  <text:p text:style-name="P70">Gestionar citas</text:p>
                </text:list-item>
                <text:list-item>
                  <text:p text:style-name="P70">Gestionar menús</text:p>
                </text:list-item>
                <text:list-item>
                  <text:p text:style-name="P70">Gestionar clientes</text:p>
                </text:list-item>
              </text:list>
            </text:list-item>
          </text:list>
        </text:list-item>
      </text:list>
      <text:p text:style-name="P59"><text:soft-page-break/></text:p>
      <text:p text:style-name="P58"><text:span text:style-name="Strong_20_Emphasis"><text:span text:style-name="T60">2. - Identificar las fases que componen el proyecto (desde el punto de vista de su ejecución, y que agruparán las actividades o tareas ampliadas en los apartados de planificación y seguimiento).</text:span></text:span></text:p>
      <text:p text:style-name="P58"><text:span text:style-name="Strong_20_Emphasis"><text:span text:style-name="T60">3. - Recursos materiales y personales.</text:span></text:span></text:p>
      <text:p text:style-name="P59">1.Despliegue de la aplicación en un servidor:</text:p>
      <text:p text:style-name="P71">a. Requisitos, tanto mínimos como recomendados, del servidor en el que se vaya a desplegar la aplicación, incluyendo aspectos software y hardware. </text:p>
      <text:p text:style-name="P71">b. Comparativa de, al menos, 3 alojamientos en servidores compartidos o dedicados (gratuitos y/o de pago), indicando precios y características (con datos reales y actualizados). Recomendación razonada de uno de esos alojamientos en el que se alojaría la aplicación.</text:p>
      <text:p text:style-name="P59">2. Recursos personales.</text:p>
      <text:p text:style-name="P72"><text:span text:style-name="Strong_20_Emphasis"><text:span text:style-name="T63">4. - Presupuesto (desglosado).</text:span></text:span></text:p>
      <text:p text:style-name="P73">El presupuesto inicial se desglosa en Costes Fijos Recurrentes (infraestructura esencial) y Costes Variables (dependientes del uso o transacción), con el fin de establecer el coste operativo anual del proyecto.</text:p>
      <text:h text:style-name="P74" text:outline-level="3">4.1. Análisis y Comparativa de Alojamiento (Hosting)</text:h>
      <text:p text:style-name="P73">Para garantizar la viabilidad técnica y económica del proyecto, se ha realizado una comparativa de opciones de alojamiento web adecuadas al nivel de tráfico y complejidad técnica. La propuesta inicial se centra en un modelo de <text:span text:style-name="T64">costes iniciales bajos</text:span> utilizando <text:span text:style-name="T64">herramientas de código abierto</text:span> sobre una infraestructura económica.</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75">Opción de Alojamiento</text:p>
            </table:table-cell>
            <table:table-cell table:style-name="Tabla4.A1" office:value-type="string">
              <text:p text:style-name="P75">Coste Anual Estimado (€)</text:p>
            </table:table-cell>
            <table:table-cell table:style-name="Tabla4.A1" office:value-type="string">
              <text:p text:style-name="P75">Especificaciones Clave</text:p>
            </table:table-cell>
            <table:table-cell table:style-name="Tabla4.A1" office:value-type="string">
              <text:p text:style-name="P75">Justificación para el Proyecto</text:p>
            </table:table-cell>
          </table:table-row>
        </table:table-header-rows>
        <table:table-row>
          <table:table-cell table:style-name="Tabla4.A1" office:value-type="string">
            <text:p text:style-name="P76">A. Hosting Compartido Básico</text:p>
          </table:table-cell>
          <table:table-cell table:style-name="Tabla4.A1" office:value-type="string">
            <text:p text:style-name="P76">36 - 96 €</text:p>
          </table:table-cell>
          <table:table-cell table:style-name="Tabla4.A1" office:value-type="string">
            <text:p text:style-name="P77">Servidores como Hostinger o OVHcloud. Incluye soporte PHP/MySQL y SSL gratuito.</text:p>
          </table:table-cell>
          <table:table-cell table:style-name="Tabla4.A1" office:value-type="string">
            <text:p text:style-name="P77"><text:span text:style-name="T64">Ideal para el MVP y el bajo coste inicial.</text:span> Es la opción más viable si se busca abaratar costes y conseguir un plus de facilidad. Permite el uso de las tecnologías elegidas (PHP/MySQL).</text:p>
          </table:table-cell>
        </table:table-row>
        <table:table-row>
          <table:table-cell table:style-name="Tabla4.A1" office:value-type="string">
            <text:p text:style-name="P76">B. VPS (Servidor Privado Virtual)</text:p>
          </table:table-cell>
          <table:table-cell table:style-name="Tabla4.A1" office:value-type="string">
            <text:p text:style-name="P76">50 - 60 €</text:p>
          </table:table-cell>
          <table:table-cell table:style-name="Tabla4.A1" office:value-type="string">
            <text:p text:style-name="P77">Ejemplo: AWS Lightsail gestionado. Fácil de escalar dentro de AWS.</text:p>
          </table:table-cell>
          <table:table-cell table:style-name="Tabla4.A1" office:value-type="string">
            <text:p text:style-name="P77">Necesario si el proyecto <text:span text:style-name="T64">empieza a tornarse a una mayor escala</text:span>, para conseguir mayor escalabilidad. Requerido si se optan por alternativas como Node.js o Django.</text:p>
          </table:table-cell>
        </table:table-row>
        <table:table-row>
          <table:table-cell table:style-name="Tabla4.A1" office:value-type="string">
            <text:p text:style-name="P76">C. Hosting Gestionado Premium</text:p>
          </table:table-cell>
          <table:table-cell table:style-name="Tabla4.A1" office:value-type="string">
            <text:p text:style-name="P76">209 € o más</text:p>
          </table:table-cell>
          <table:table-cell table:style-name="Tabla4.A1" office:value-type="string">
            <text:p text:style-name="P77">Ejemplo: SQL Server con licencia.</text:p>
          </table:table-cell>
          <table:table-cell table:style-name="Tabla4.A1" office:value-type="string">
            <text:p text:style-name="P77"><text:span text:style-name="T64">Se descarta.</text:span> Muy caro para un proyecto pequeño y <text:span text:style-name="T64">no viable</text:span> para un chef independiente.</text:p>
          </table:table-cell>
        </table:table-row>
      </table:table>
      <text:p text:style-name="P73">Exportar a Hojas de cálculo</text:p>
      <text:p text:style-name="P78">Elección Justificada:</text:p>
      <text:p text:style-name="P73"><text:soft-page-break/>De las opciones anteriores, la más adecuada para la versión inicial del proyecto "De mi casa a la tuya" es el <text:span text:style-name="T61">Hosting Compartido Básico (Opción A),</text:span> <text:span text:style-name="T65">la cual data de un coste anual</text:span> de <text:span text:style-name="T64">36 - 70 €</text:span>. Esta elección se justifica por el <text:span text:style-name="T61">bajo coste de lanzamiento</text:span> (inferior a 100€ el primer año) y porque soporta <text:span text:style-name="T66">nuestra</text:span> <text:span text:style-name="T61">infraestructura básica</text:span> (web, base de datos y navegador) y las tecnologías iniciales (PHP, MySQL). Si el proyecto crece, se migraría a un VPS (Opción B).</text:p>
      <text:p text:style-name="P73"/>
      <text:p text:style-name="P73"/>
      <text:p text:style-name="P73"/>
      <text:h text:style-name="P79" text:outline-level="3">4.2. Coste Operacional Anual Fijo</text:h>
      <text:p text:style-name="P73"/>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75">Concepto</text:p>
            </table:table-cell>
            <table:table-cell table:style-name="Tabla5.A1" office:value-type="string">
              <text:p text:style-name="P75">Tipo de Coste</text:p>
            </table:table-cell>
            <table:table-cell table:style-name="Tabla5.A1" office:value-type="string">
              <text:p text:style-name="P75">Frecuencia</text:p>
            </table:table-cell>
            <table:table-cell table:style-name="Tabla5.A1" office:value-type="string">
              <text:p text:style-name="P75">Coste Anual Estimado (€)</text:p>
            </table:table-cell>
            <table:table-cell table:style-name="Tabla5.A1" office:value-type="string">
              <text:p text:style-name="P75">Notas de Justificación</text:p>
            </table:table-cell>
          </table:table-row>
        </table:table-header-rows>
        <table:table-row>
          <table:table-cell table:style-name="Tabla5.A1" office:value-type="string">
            <text:p text:style-name="P75">Dominio (.com, .es, etc.)</text:p>
          </table:table-cell>
          <table:table-cell table:style-name="Tabla5.A1" office:value-type="string">
            <text:p text:style-name="P77">Fijo</text:p>
          </table:table-cell>
          <table:table-cell table:style-name="Tabla5.A1" office:value-type="string">
            <text:p text:style-name="P77">Anual</text:p>
          </table:table-cell>
          <table:table-cell table:style-name="Tabla5.A1" office:value-type="string">
            <text:p text:style-name="P76">10 - 15 €</text:p>
          </table:table-cell>
          <table:table-cell table:style-name="Tabla5.A1" office:value-type="string">
            <text:p text:style-name="P77">Coste fijo básico de registro anual.</text:p>
          </table:table-cell>
        </table:table-row>
        <table:table-row>
          <table:table-cell table:style-name="Tabla5.A1" office:value-type="string">
            <text:p text:style-name="P75">Alojamiento (Opción Elegida)</text:p>
          </table:table-cell>
          <table:table-cell table:style-name="Tabla5.A1" office:value-type="string">
            <text:p text:style-name="P77">Fijo</text:p>
          </table:table-cell>
          <table:table-cell table:style-name="Tabla5.A1" office:value-type="string">
            <text:p text:style-name="P77">Anual</text:p>
          </table:table-cell>
          <table:table-cell table:style-name="Tabla5.A1" office:value-type="string">
            <text:p text:style-name="P76">36 - 70 €</text:p>
          </table:table-cell>
          <table:table-cell table:style-name="Tabla5.A1" office:value-type="string">
            <text:p text:style-name="P77">Se elige el rango de Hosting Compartido (Hostinger).</text:p>
          </table:table-cell>
        </table:table-row>
        <table:table-row>
          <table:table-cell table:style-name="Tabla5.A1" office:value-type="string">
            <text:p text:style-name="P75">Licencia de Software Esencial</text:p>
          </table:table-cell>
          <table:table-cell table:style-name="Tabla5.A1" office:value-type="string">
            <text:p text:style-name="P77">Fijo</text:p>
          </table:table-cell>
          <table:table-cell table:style-name="Tabla5.A1" office:value-type="string">
            <text:p text:style-name="P77">Anual</text:p>
          </table:table-cell>
          <table:table-cell table:style-name="Tabla5.A1" office:value-type="string">
            <text:p text:style-name="P76">0 €</text:p>
          </table:table-cell>
          <table:table-cell table:style-name="Tabla5.A1" office:value-type="string">
            <text:p text:style-name="P77">Uso de HTML5, CSS3, JavaScript, PHP, MySQL, Bootstrap (herramientas <text:span text:style-name="T67">open source</text:span>).</text:p>
          </table:table-cell>
        </table:table-row>
        <table:table-row>
          <table:table-cell table:style-name="Tabla5.A1" office:value-type="string">
            <text:p text:style-name="P75">Certificado SSL/TLS</text:p>
          </table:table-cell>
          <table:table-cell table:style-name="Tabla5.A1" office:value-type="string">
            <text:p text:style-name="P77">Fijo</text:p>
          </table:table-cell>
          <table:table-cell table:style-name="Tabla5.A1" office:value-type="string">
            <text:p text:style-name="P77">Anual</text:p>
          </table:table-cell>
          <table:table-cell table:style-name="Tabla5.A1" office:value-type="string">
            <text:p text:style-name="P76">0 €</text:p>
          </table:table-cell>
          <table:table-cell table:style-name="Tabla5.A1" office:value-type="string">
            <text:p text:style-name="P77">Let's Encrypt gratuito. Es necesario para seguridad y SEO.</text:p>
          </table:table-cell>
        </table:table-row>
        <table:table-row>
          <table:table-cell table:style-name="Tabla5.A1" office:value-type="string">
            <text:p text:style-name="P75">Total Costes Fijos Operacionales</text:p>
          </table:table-cell>
          <table:table-cell table:style-name="Tabla5.A1" office:value-type="string">
            <text:p text:style-name="P77">---</text:p>
          </table:table-cell>
          <table:table-cell table:style-name="Tabla5.A1" office:value-type="string">
            <text:p text:style-name="P77">---</text:p>
          </table:table-cell>
          <table:table-cell table:style-name="Tabla5.A1" office:value-type="string">
            <text:p text:style-name="P76">46 - 95 €</text:p>
          </table:table-cell>
          <table:table-cell table:style-name="Tabla5.A1" office:value-type="string">
            <text:p text:style-name="P80">---</text:p>
          </table:table-cell>
        </table:table-row>
      </table:table>
      <text:p text:style-name="P81"/>
      <text:p text:style-name="P82"/>
      <text:h text:style-name="P74" text:outline-level="3">4.3. Coste Operacional Variable (Según Uso)</text:h>
      <text:p text:style-name="P83">La que es la versión inicial del proyecto y que se pretende realizar, no presenta unos grandes costes variables, ya que no se contempla la creación de un marketplace, sino un sistema de gestión de reservas más simple.</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style-name="Tabla6.1">
            <table:table-cell table:style-name="Tabla6.A1" office:value-type="string">
              <text:p text:style-name="P84"><text:span text:style-name="Strong_20_Emphasis"><text:span text:style-name="T68">Concepto</text:span></text:span></text:p>
            </table:table-cell>
            <table:table-cell table:style-name="Tabla6.A1" office:value-type="string">
              <text:p text:style-name="P84"><text:span text:style-name="Strong_20_Emphasis"><text:span text:style-name="T68">Tipo de Coste</text:span></text:span></text:p>
            </table:table-cell>
            <table:table-cell table:style-name="Tabla6.A1" office:value-type="string">
              <text:p text:style-name="P84"><text:span text:style-name="Strong_20_Emphasis"><text:span text:style-name="T68">Unidad de Coste</text:span></text:span></text:p>
            </table:table-cell>
            <table:table-cell table:style-name="Tabla6.A1" office:value-type="string">
              <text:p text:style-name="P84"><text:span text:style-name="Strong_20_Emphasis"><text:span text:style-name="T68">Estimación de Gasto Anual (€)</text:span></text:span></text:p>
            </table:table-cell>
            <table:table-cell table:style-name="Tabla6.A1" office:value-type="string">
              <text:p text:style-name="P84"><text:span text:style-name="Strong_20_Emphasis"><text:span text:style-name="T68">Notas de Justificación</text:span></text:span></text:p>
            </table:table-cell>
          </table:table-row>
        </table:table-header-rows>
        <table:table-row table:style-name="Tabla6.1">
          <table:table-cell table:style-name="Tabla6.A1" office:value-type="string">
            <text:p text:style-name="P77">Pasarela Pagos (Stripe/Redsys)</text:p>
          </table:table-cell>
          <table:table-cell table:style-name="Tabla6.A1" office:value-type="string">
            <text:p text:style-name="P77">Variable</text:p>
          </table:table-cell>
          <table:table-cell table:style-name="Tabla6.A1" office:value-type="string">
            <text:p text:style-name="P77">% sobre transacción</text:p>
          </table:table-cell>
          <table:table-cell table:style-name="Tabla6.A1" office:value-type="string">
            <text:p text:style-name="P77">0 €</text:p>
          </table:table-cell>
          <table:table-cell table:style-name="Tabla6.A1" office:value-type="string">
            <text:p text:style-name="P77"><text:span text:style-name="T69">No se contempla en esta versión del proyecto</text:span>. <text:span text:style-name="T69">Podría ser</text:span> una función para escalabilidad futura (Marketplace completo).</text:p>
          </table:table-cell>
        </table:table-row>
        <table:table-row table:style-name="Tabla6.1">
          <table:table-cell table:style-name="Tabla6.A1" office:value-type="string">
            <text:p text:style-name="P77">APIs de Terceros (p. ej., Google Maps)</text:p>
          </table:table-cell>
          <table:table-cell table:style-name="Tabla6.A1" office:value-type="string">
            <text:p text:style-name="P77">Variable</text:p>
          </table:table-cell>
          <table:table-cell table:style-name="Tabla6.A1" office:value-type="string">
            <text:p text:style-name="P77">Por llamada/mes</text:p>
          </table:table-cell>
          <table:table-cell table:style-name="Tabla6.A1" office:value-type="string">
            <text:p text:style-name="P77">0 €</text:p>
          </table:table-cell>
          <table:table-cell table:style-name="Tabla6.A1" office:value-type="string">
            <text:p text:style-name="P77">La versión simple del proyecto no requiere <text:span text:style-name="T70">de uso de APIs.</text:span></text:p>
          </table:table-cell>
        </table:table-row>
        <table:table-row table:style-name="Tabla6.1">
          <table:table-cell table:style-name="Tabla6.A1" office:value-type="string">
            <text:p text:style-name="P77">Publicidad Inicial / SEO Básico</text:p>
          </table:table-cell>
          <table:table-cell table:style-name="Tabla6.A1" office:value-type="string">
            <text:p text:style-name="P77">Variable</text:p>
          </table:table-cell>
          <table:table-cell table:style-name="Tabla6.A1" office:value-type="string">
            <text:p text:style-name="P77">Puntual / Mensual</text:p>
          </table:table-cell>
          <table:table-cell table:style-name="Tabla6.A1" office:value-type="string">
            <text:p text:style-name="P77">50 - 150 €</text:p>
          </table:table-cell>
          <table:table-cell table:style-name="Tabla6.A1" office:value-type="string">
            <text:p text:style-name="P77"><text:span text:style-name="T71">Se considera</text:span> para la presencia online y <text:span text:style-name="T71">uso de</text:span> Google Ads inicial.</text:p>
          </table:table-cell>
        </table:table-row>
        <table:table-row table:style-name="Tabla6.1">
          <table:table-cell table:style-name="Tabla6.A1" office:value-type="string">
            <text:p text:style-name="P77">Total Costes Variables Estimados</text:p>
          </table:table-cell>
          <table:table-cell table:style-name="Tabla6.A1" office:value-type="string">
            <text:p text:style-name="P77">---</text:p>
          </table:table-cell>
          <table:table-cell table:style-name="Tabla6.A1" office:value-type="string">
            <text:p text:style-name="P77">---</text:p>
          </table:table-cell>
          <table:table-cell table:style-name="Tabla6.A1" office:value-type="string">
            <text:p text:style-name="P77">50 - 150 €</text:p>
          </table:table-cell>
          <table:table-cell table:style-name="Tabla6.A1" office:value-type="string">
            <text:p text:style-name="P77">La suma se basa en el coste puntual de publicidad. No hay costes variables recurrentes significativos en el MVP.</text:p>
          </table:table-cell>
        </table:table-row>
      </table:table>
      <text:p text:style-name="P85"><text:span text:style-name="Strong_20_Emphasis"><text:span text:style-name="T72"/></text:span></text:p>
      <text:p text:style-name="P58"><text:span text:style-name="Strong_20_Emphasis"><text:span text:style-name="T60">5. - Estudio de viabilidad técnica y económica.</text:span></text:span></text:p>
      <text:p text:style-name="P58"><text:span text:style-name="Strong_20_Emphasis"><text:span text:style-name="T60">6. - Financiación.</text:span></text:span></text:p>
      <text:p text:style-name="P58"><text:span text:style-name="Strong_20_Emphasis"><text:span text:style-name="T60">7. - Documentación de diseño del producto.</text:span></text:span></text:p>
      <text:p text:style-name="P59">1. Casos de uso:</text:p>
      <text:p text:style-name="P71">a. Obtención de cada uno de los casos de uso y sus diagramas.</text:p>
      <text:p text:style-name="P71">b. Diagramas de clases, de interacción, de actividades, de secuencia o de flujo si son necesarios.</text:p>
      <text:p text:style-name="P59">2. Base de datos</text:p>
      <text:p text:style-name="P71">a. Análisis de requisitos para la base de datos.</text:p>
      <text:p text:style-name="P71">b. Diseño conceptual: Diagrama Entidad/Relación.</text:p>
      <text:p text:style-name="P71">c. Diseño lógico: Modelo relacional.</text:p>
      <text:p text:style-name="P71">d. Para dispositivos móviles, describe la estructura de los datos que va a gestionar la aplicación (qué datos va a almacenar la aplicación en la base de datos, así como los datos que va a recibir y enviar la aplicación) e indica cuál va a ser el sistema de gestión de la base de datos (local, remota o ambas).</text:p>
      <text:p text:style-name="P59"><text:soft-page-break/>3. Interfaz Web y lenguajes utilizados:</text:p>
      <text:p text:style-name="P71">a. Descripción de la composición gráfica propuesta.</text:p>
      <text:p text:style-name="P71">b. Mapa de navegación.</text:p>
      <text:p text:style-name="P71">c. Guía de estilo.</text:p>
      <text:p text:style-name="P71">d. Descripción de la funcionalidad de la aplicación para móviles/tablets</text:p>
      <text:p text:style-name="P71">e. Prototipado de la aplicación web de escritorio y para móvil/tablet utilizando la herramienta Balsamiq u otra herramienta.</text:p>
      <text:p text:style-name="P71">f. Descripción de herramientas y técnicas para la optimización de imágenes para tu web.</text:p>
      <text:p text:style-name="P71">g. Pautas para asegurar que tu sitio web sea accesible y usable.</text:p>
      <text:p text:style-name="P59">4. Lenguaje de entorno cliente.</text:p>
      <text:p text:style-name="P71">a. Lenguaje de entorno cliente que se va a utilizar.</text:p>
      <text:p text:style-name="P71">b. Librerías y frameworks necesarios para la implementación</text:p>
      <text:p text:style-name="P59">5. Lenguaje del lado del servidor.</text:p>
      <text:p text:style-name="P71">a. Lenguaje de programación en entorno servidor que se va a utilizar, indicando la versión y los motivos de uso de dicho lenguaje</text:p>
      <text:p text:style-name="P71">b. Metodología de programación que se va a usar y motivos de dicha elección.</text:p>
      <text:p text:style-name="P59">6. Diagrama estructura cliente-servidor.</text:p>
      <text:p text:style-name="P86"/>
      <text:h text:style-name="P87" text:outline-level="3"><text:bookmark-start text:name="__RefHeading___Toc7889_67386047"/>3. Planificación de la ejecución<text:bookmark-end text:name="__RefHeading___Toc7889_67386047"/></text:h>
      <text:p text:style-name="P88"><text:span text:style-name="Strong_20_Emphasis"><text:span text:style-name="T73">1. - Secuenciación de las actividades o tareas para la ejecución del proyecto, determinando/asignando recursos, tiempos y costes necesarios para cada una a partir de las fases establecidas.</text:span></text:span></text:p>
      <text:p text:style-name="P89"><text:span text:style-name="Strong_20_Emphasis"><text:span text:style-name="T73">Las tareas estarán relacionadas, entre otros , con :</text:span></text:span></text:p>
      <text:p text:style-name="P90">1. El diseño y desarrollo de la aplicación:</text:p>
      <text:p text:style-name="P91">a. Determinar los recursos humanos y logística necesaria para llevar a cabo el diseño y desarrollo.</text:p>
      <text:p text:style-name="P91">b. Identificar los permisos necesarios para cada actividad o tarea asignada.</text:p>
      <text:p text:style-name="P90">2. El despliegue de la aplicación en el servidor:</text:p>
      <text:p text:style-name="P91">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91">b. Medidas de seguridad previstas en el servidor, para asegurar la confidencialidad del tráfico, así como garantizar la seguridad de los datos almacenados.</text:p>
      <text:p text:style-name="P91">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57" text:outline-level="3"><text:bookmark text:name="mod_book-chapter"/><text:bookmark-start text:name="__RefHeading___Toc7891_67386047"/>4. Seguimiento y control de la ejecución del proyecto.<text:bookmark-end text:name="__RefHeading___Toc7891_67386047"/></text:h>
      <text:p text:style-name="P56">1. - Definir procedimientos para la evaluación junto a sus indicadores de calidad de las tareas o actividades planificadas para la implementación / ejecución del proyecto.</text:p>
      <text:p text:style-name="P56">2. - Definir el procedimiento para gestionar los posibles cambios en los recursos y en las actividades, incluyendo el sistema de registro de los mismos.</text:p>
      <text:p text:style-name="P56">3. - Establecer sistema para garantizar si se han cumplido los requerimientos de la aplicación (con y sin participación del cliente) y pliego de condiciones en su caso.</text:p>
      <text:p text:style-name="P56">4. - Elaborar la documentación necesaria para la evaluación de las actividades y del proyecto.</text:p>
      <text:h text:style-name="P92" text:outline-level="2"><text:bookmark-start text:name="__RefHeading___Toc2920_492140000"/>Plantilla para la Memoria Técnica (Apartado 2.5)<text:bookmark-end text:name="__RefHeading___Toc2920_492140000"/></text:h>
      <text:h text:style-name="P93" text:outline-level="2"/>
      <text:h text:style-name="P94" text:outline-level="3"><text:bookmark-start text:name="__RefHeading___Toc2930_492140000"/>2.5. Estudio de Viabilidad Técnica y Económica<text:bookmark-end text:name="__RefHeading___Toc2930_492140000"/></text:h>
      <text:h text:style-name="P95" text:outline-level="4"><text:bookmark-start text:name="__RefHeading___Toc2932_492140000"/>2.5.1. Viabilidad Técnica (Resumen)<text:bookmark-end text:name="__RefHeading___Toc2932_492140000"/></text:h>
      <text:p text:style-name="P96">Se confirma la viabilidad técnica del proyecto. El <text:span text:style-name="T67">stack</text:span> de desarrollo <text:span text:style-name="T64">[Nombre del Stack/Framework elegido: EJ: Laravel/Vue.js]</text:span> es idóneo para gestionar la complejidad y escalabilidad requerida, especialmente en funcionalidades como <text:span text:style-name="T64">[mencionar 2 funcionalidades clave: ej. gestión de la base de datos de pedidos en tiempo real o integración de APIs externas]</text:span>. Se utilizará <text:span text:style-name="T64">[Lenguaje y Versión]</text:span> en el <text:span text:style-name="T67">backend</text:span> y <text:span text:style-name="T64">[Lenguaje y/o Framework]</text:span> en el <text:span text:style-name="T67">frontend</text:span>.</text:p>
      <text:h text:style-name="P95" text:outline-level="4"><text:bookmark-start text:name="__RefHeading___Toc2934_492140000"/>2.5.2. Viabilidad Económica y Financiación<text:bookmark-end text:name="__RefHeading___Toc2934_492140000"/></text:h>
      <text:p text:style-name="P96">El coste operacional total del proyecto asciende a <text:span text:style-name="T64">[Total Costes Fijos Recurrentes + Estimación de Costes Variables]</text:span> al año.</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97"><text:span text:style-name="Strong_20_Emphasis"><text:span text:style-name="T68">Recurso</text:span></text:span></text:p>
            </table:table-cell>
            <table:table-cell table:style-name="Tabla7.A1" office:value-type="string">
              <text:p text:style-name="P97"><text:span text:style-name="Strong_20_Emphasis"><text:span text:style-name="T68">Tipo de Coste</text:span></text:span></text:p>
            </table:table-cell>
            <table:table-cell table:style-name="Tabla7.A1" office:value-type="string">
              <text:p text:style-name="P97"><text:span text:style-name="Strong_20_Emphasis"><text:span text:style-name="T68">Estimación</text:span></text:span></text:p>
            </table:table-cell>
          </table:table-row>
        </table:table-header-rows>
        <table:table-row>
          <table:table-cell table:style-name="Tabla7.A1" office:value-type="string">
            <text:p text:style-name="P98">Recursos Humanos (Coste Inicial de Desarrollo)</text:p>
          </table:table-cell>
          <table:table-cell table:style-name="Tabla7.A1" office:value-type="string">
            <text:p text:style-name="P99">Fijo/Inversión</text:p>
          </table:table-cell>
          <table:table-cell table:style-name="Tabla7.A1" office:value-type="string">
            <text:p text:style-name="P99">[Opcional, pero recomendado: Estimación de X horas a Y €/hora = Z €]</text:p>
          </table:table-cell>
        </table:table-row>
        <table:table-row>
          <table:table-cell table:style-name="Tabla7.A1" office:value-type="string">
            <text:p text:style-name="P98">Coste Operacional Anual Recurrente</text:p>
          </table:table-cell>
          <table:table-cell table:style-name="Tabla7.A1" office:value-type="string">
            <text:p text:style-name="P99">Fijo/Variable</text:p>
          </table:table-cell>
          <table:table-cell table:style-name="Tabla7.A1" office:value-type="string">
            <text:p text:style-name="P98">[Total de Costes Fijos + Variables]</text:p>
          </table:table-cell>
        </table:table-row>
      </table:table>
      <text:p text:style-name="P100"/>
      <text:p text:style-name="P96"><text:span text:style-name="T64">Financiación:</text:span> El proyecto se financiará inicialmente mediante <text:span text:style-name="T64">[EJ: Aportación de capital propio de los promotores o búsqueda de una micro-subvención para digitalización]</text:span>. El modelo de negocio <text:span text:style-name="T64">[EJ: Suscripción para organizadores, comisión por venta, publicidad]</text:span> garantiza que el proyecto pueda recuperar los costes operativos anuales si se alcanza el punto de equilibrio de <text:span text:style-name="T64">[EJ: X ventas/mes o Y suscripciones/año]</text:span>.</text:p>
      <text:p text:style-name="P101"/>
      <text:h text:style-name="P102" text:outline-level="3"/>
      <text:p text:style-name="P1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6"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6"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4"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5" fo:font-family="Candara" style:font-style-name="Normal" style:font-family-generic="swiss" style:font-pitch="variable"/>
    </style:style>
    <style:style style:name="List_20_Paragraph" style:display-name="List Paragraph" style:family="paragraph" style:parent-style-name="Standard">
      <style:paragraph-properties fo:margin-left="1.252cm" fo:margin-top="0.319cm" fo:margin-bottom="0cm" style:contextual-spacing="false" fo:text-indent="-0.497cm" style:auto-text-indent="false"/>
      <style:text-properties style:font-name="Candara" fo:font-family="Candara" style:font-family-generic="roman" style:font-pitch="variable" fo:language="es" fo:country="ES" style:font-name-asian="Candara3" style:font-family-asian="Candara" style:font-family-generic-asian="system" style:font-pitch-asian="variable" style:language-asian="en" style:country-asian="US" style:font-name-complex="Candara3" style:font-family-complex="Candara"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chapter">
      <style:paragraph-properties fo:margin-left="0.404cm" fo:margin-top="0.078cm" fo:margin-bottom="0cm" style:contextual-spacing="false" fo:text-align="justify" style:justify-single-word="false" fo:text-indent="-0.49cm" style:auto-text-indent="false"/>
      <style:text-properties style:font-name="Candara" fo:font-family="Candara" style:font-family-generic="roman" style:font-pitch="variable" fo:font-size="14pt" fo:language="es" fo:country="ES" style:font-name-asian="Candara3" style:font-family-asian="Candara" style:font-family-generic-asian="system" style:font-pitch-asian="variable" style:font-size-asian="14pt" style:language-asian="en" style:country-asian="US" style:font-name-complex="Candara3" style:font-family-complex="Candara" style:font-family-generic-complex="system" style:font-pitch-complex="variable" style:font-size-complex="14pt" style:language-complex="ar" style:country-complex="SA"/>
    </style:style>
    <style:style style:name="Contenido_20_de_20_la_20_tabla" style:display-name="Contenido de la tabla" style:family="paragraph" style:parent-style-name="Standard">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font-name="Candara" fo:font-family="Candara" style:font-family-generic="roman" style:font-pitch="variable" fo:font-size="14pt" fo:letter-spacing="-0.004cm" fo:language="es" fo:country="ES" fo:font-style="normal" fo:font-weight="normal" style:font-name-asian="Candara3" style:font-family-asian="Candara" style:font-family-generic-asian="system" style:font-pitch-asian="variable" style:font-size-asian="14pt" style:language-asian="en" style:country-asian="US" style:font-style-asian="normal" style:font-weight-asian="normal" style:font-name-complex="Candara3" style:font-family-complex="Candara" style:font-family-generic-complex="system" style:font-pitch-complex="variable" style:font-size-complex="14pt" style:language-complex="ar" style:country-complex="SA" style:font-style-complex="normal" style:font-weight-complex="normal" style:text-scale="100%"/>
    </style:style>
    <style:style style:name="ListLabel_20_38" style:display-name="ListLabel 38" style:family="text">
      <style:text-properties fo:letter-spacing="-0.002cm" fo:language="es" fo:country="ES" style:language-asian="en" style:country-asian="US" style:language-complex="ar" style:country-complex="SA" style:text-scale="100%"/>
    </style:style>
    <style:style style:name="ListLabel_20_39" style:display-name="ListLabel 39" style:family="text">
      <style:text-properties style:font-name="Candara" fo:font-family="Candara" style:font-family-generic="roman" style:font-pitch="variable" fo:font-size="12pt" fo:letter-spacing="-0.002cm" fo:language="es" fo:country="ES" fo:font-style="normal" fo:font-weight="normal" style:font-name-asian="Candara3" style:font-family-asian="Candara" style:font-family-generic-asian="system" style:font-pitch-asian="variable" style:font-size-asian="12pt" style:language-asian="en" style:country-asian="US" style:font-style-asian="normal" style:font-weight-asian="normal" style:font-name-complex="Candara3" style:font-family-complex="Candara" style:font-family-generic-complex="system" style:font-pitch-complex="variable" style:font-size-complex="12pt" style:language-complex="ar" style:country-complex="SA" style:font-style-complex="normal" style:font-weight-complex="normal" style:text-scale="100%"/>
    </style:style>
    <style:style style:name="ListLabel_20_40" style:display-name="ListLabel 40"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1" style:display-name="ListLabel 41"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2" style:display-name="ListLabel 42"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3" style:display-name="ListLabel 43"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4" style:display-name="ListLabel 44"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5" style:display-name="ListLabel 45"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04cm" fo:margin-left="0.40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7cm" fo:margin-left="0.0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7cm" fo:margin-left="0.7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37cm" fo:margin-left="0.811cm"/>
        </style:list-level-properties>
        <style:text-properties fo:font-family="Symbol" style:font-style-name="Normal"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7cm" fo:margin-left="3.159cm"/>
        </style:list-level-properties>
        <style:text-properties fo:font-family="Symbol" style:font-style-name="Normal"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7cm" fo:margin-left="5.509cm"/>
        </style:list-level-properties>
        <style:text-properties fo:font-family="Symbol" style:font-style-name="Normal"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7cm" fo:margin-left="7.856cm"/>
        </style:list-level-properties>
        <style:text-properties fo:font-family="Symbol" style:font-style-name="Normal"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7cm" fo:margin-left="10.206cm"/>
        </style:list-level-properties>
        <style:text-properties fo:font-family="Symbol" style:font-style-name="Normal"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7cm" fo:margin-left="12.55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004cm" fo:text-indent="-0.635cm" fo:margin-left="0.004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639cm" fo:text-indent="-0.635cm" fo:margin-left="0.639cm"/>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069cm" fo:text-indent="-0.635cm" fo:margin-left="2.069cm"/>
        </style:list-level-properties>
        <style:text-properties fo:font-family="Symbol" style:font-style-name="Normal"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974cm" fo:text-indent="-0.635cm" fo:margin-left="3.974cm"/>
        </style:list-level-properties>
        <style:text-properties fo:font-family="Symbol" style:font-style-name="Normal"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879cm" fo:text-indent="-0.635cm" fo:margin-left="5.879cm"/>
        </style:list-level-properties>
        <style:text-properties fo:font-family="Symbol" style:font-style-name="Normal"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Symbol" style:font-style-name="Normal"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Symbol" style:font-style-name="Normal"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Symbol" style:font-style-name="Normal"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9cm" fo:text-indent="-0.635cm" fo:margin-left="5.719cm"/>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4cm" fo:text-indent="-0.635cm" fo:margin-left="6.35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P4" style:family="paragraph" style:parent-style-name="Text_20_body">
      <style:paragraph-properties fo:margin-left="0cm" fo:margin-right="0cm" fo:margin-top="0cm" fo:margin-bottom="0cm" style:contextual-spacing="false" fo:line-height="6%" fo:text-indent="0cm" style:auto-text-indent="false"/>
      <style:text-properties fo:font-size="10pt" style:font-size-asian="10pt"/>
    </style:style>
    <style:style style:name="MP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MP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MP9"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MP1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MT1" style:family="text">
      <style:text-properties style:font-name="Liberation Serif"/>
    </style:style>
    <style:style style:name="MT2" style:family="text">
      <style:text-properties fo:color="#b2b2b2" loext:opacity="100%" style:font-name="Candara"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style:font-name="Candara"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style:font-name="Candara"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style style:name="MT7" style:family="text">
      <style:text-properties fo:font-size="10pt" style:font-size-asian="10pt"/>
    </style:style>
    <style:style style:name="MT8" style:family="text">
      <style:text-properties fo:font-size="8pt" style:font-size-asian="8pt"/>
    </style:style>
    <style:style style:name="MT9" style:family="text">
      <style:text-properties fo:color="#b1b1b1" loext:opacity="100%" fo:font-size="8pt" style:font-size-asian="8pt"/>
    </style:style>
    <style:style style:name="MT10" style:family="text">
      <style:text-properties fo:color="#b1b1b1" loext:opacity="100%" fo:font-size="8pt" fo:letter-spacing="-0.009cm" style:font-size-asian="8pt"/>
    </style:style>
    <style:style style:name="MT11" style:family="text">
      <style:text-properties fo:color="#b1b1b1" loext:opacity="100%" fo:font-size="8pt" fo:letter-spacing="-0.007cm" style:font-size-asian="8pt"/>
    </style:style>
    <style:style style:name="MT12" style:family="text">
      <style:text-properties fo:color="#b1b1b1" loext:opacity="100%" fo:font-size="8pt" fo:letter-spacing="-0.004cm" style:font-size-asian="8pt"/>
    </style:style>
    <style:style style:name="MT13" style:family="text">
      <style:text-properties fo:color="#b1b1b1" loext:opacity="100%" fo:font-size="8pt" fo:letter-spacing="-0.005cm" style:font-size-asian="8pt"/>
    </style:style>
    <style:style style:name="MT14" style:family="text">
      <style:text-properties fo:font-size="11pt" style:font-size-asian="11pt"/>
    </style:style>
    <style:style style:name="MT15" style:family="text">
      <style:text-properties fo:color="#b1b1b1" loext:opacity="100%" fo:font-size="11pt" fo:letter-spacing="-0.004cm" style:font-size-asian="11pt"/>
    </style:style>
    <style:style style:name="MT16" style:family="text">
      <style:text-properties fo:color="#b1b1b1" loext:opacity="100%" fo:font-size="11pt" fo:letter-spacing="-0.012cm" style:font-size-asian="11pt"/>
    </style:style>
    <style:style style:name="MT17" style:family="text">
      <style:text-properties fo:color="#b1b1b1" loext:opacity="100%" fo:font-size="11pt" fo:letter-spacing="-0.011cm" style:font-size-asian="11pt"/>
    </style:style>
    <style:style style:name="Mgr1"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794cm" fo:margin-bottom="0.73cm" fo:margin-left="1.998cm" fo:margin-right="1.75cm" style:writing-mode="lr-tb" style:layout-grid-color="#c0c0c0" style:layout-grid-lines="15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328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style:master-page style:name="Converted3" style:page-layout-name="Mpm2" draw:style-name="Mdp1">
      <style:header>
        <text:p text:style-name="MP4" loext:marker-style-name="MT7"><draw:custom-shape text:anchor-type="char" draw:z-index="12" draw:name="Textbox 11" draw:style-name="Mgr1" draw:text-style-name="MP7" svg:width="4.552cm" svg:height="0.798cm" svg:x="1.969cm" svg:y="0.758cm"><text:p text:style-name="MP5" loext:marker-style-name="MT8"><text:span text:style-name="MT9">Departamento</text:span><text:span text:style-name="MT10"> </text:span><text:span text:style-name="MT9">de</text:span><text:span text:style-name="MT11"> </text:span><text:span text:style-name="MT12">Informática</text:span></text:p><text:p text:style-name="MP6" loext:marker-style-name="MT8"><text:span text:style-name="MT9">CFGS:</text:span><text:span text:style-name="MT10"> </text:span><text:span text:style-name="MT9">Desarrollo</text:span><text:span text:style-name="MT11"> </text:span><text:span text:style-name="MT9">de</text:span><text:span text:style-name="MT13"> </text:span><text:span text:style-name="MT9">Aplicaciones</text:span><text:span text:style-name="MT13"> </text:span><text:span text:style-name="MT10">We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box 12" draw:style-name="Mgr2" draw:text-style-name="MP7" svg:width="2.834cm" svg:height="0.798cm" svg:x="16.207cm" svg:y="0.758cm"><text:p text:style-name="MP8" loext:marker-style-name="MT8"><text:span text:style-name="MT9">Curso</text:span><text:span text:style-name="MT10"> </text:span><text:span text:style-name="MT12">2025/2026</text:span></text:p><text:p text:style-name="MP9" loext:marker-style-name="MT8"><text:span text:style-name="MT9">Proyecto</text:span><text:span text:style-name="MT10"> </text:span><text:span text:style-name="MT12">intermodul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loext:marker-style-name="MT7"><draw:custom-shape text:anchor-type="char" draw:z-index="38" draw:name="Textbox 13" draw:style-name="Mgr3" draw:text-style-name="MP7" svg:width="7.774cm" svg:height="0.459cm" svg:x="11.264cm" svg:y="28.58cm"><text:p text:style-name="MP10" loext:marker-style-name="MT14"><text:span text:style-name="MT15">Guion</text:span><text:span text:style-name="MT16"> </text:span><text:span text:style-name="MT15">Detallado</text:span><text:span text:style-name="MT16"> </text:span><text:span text:style-name="MT15">de</text:span><text:span text:style-name="MT17"> </text:span><text:span text:style-name="MT15">la</text:span><text:span text:style-name="MT17"> </text:span><text:span text:style-name="MT15">Memoria</text:span><text:span text:style-name="MT17"> </text:span><text:span text:style-name="MT15">Técnica</text:span><text:span text:style-name="MT17"> </text:span><text:span text:style-name="MT15">(2ºD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5-11-10T12:59:40.804419200</dc:date>
    <meta:editing-duration>PT2H33M37S</meta:editing-duration>
    <meta:editing-cycles>48</meta:editing-cycles>
    <meta:generator>LibreOffice/25.8.2.2$Windows_X86_64 LibreOffice_project/d401f2107ccab8f924a8e2df40f573aab7605b6f</meta:generator>
    <meta:document-statistic meta:table-count="8" meta:image-count="0" meta:object-count="0" meta:page-count="16" meta:paragraph-count="398" meta:word-count="3529" meta:character-count="22491" meta:non-whitespace-character-count="19017"/>
  </office:meta>
</office:document-meta>
</file>